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Standard">
      <style:paragraph-properties fo:break-before="auto" fo:text-indent="1.27cm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text-align="justify" fo:break-before="auto" fo:text-indent="1.27cm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P15" style:family="paragraph" style:parent-style-name="Standard">
      <style:paragraph-properties fo:text-align="justify"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Standard">
      <style:paragraph-properties fo:text-align="justify" fo:break-before="auto" fo:text-indent="1.27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P17" style:family="paragraph" style:parent-style-name="Standard">
      <style:paragraph-properties fo:text-align="justify" fo:break-before="auto" fo:text-indent="1.27cm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P18" style:family="paragraph" style:parent-style-name="Standard">
      <style:paragraph-properties fo:text-align="justify" fo:break-before="auto" fo:text-indent="1.27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P19" style:family="paragraph" style:parent-style-name="Standard">
      <style:paragraph-properties fo:text-align="justify" fo:break-before="auto" fo:text-indent="1.27cm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P20" style:family="paragraph" style:parent-style-name="Standard">
      <style:paragraph-properties fo:text-align="justify" fo:break-before="auto" fo:text-indent="1.27cm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P21" style:family="paragraph" style:parent-style-name="Standard">
      <style:paragraph-properties fo:text-align="justify" fo:break-before="auto" fo:text-indent="1.27cm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text-indent="1.27cm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P23" style:family="paragraph" style:parent-style-name="Standard">
      <style:paragraph-properties fo:text-align="justify" fo:break-before="auto" fo:text-indent="1.27cm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text-indent="1.27cm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P25" style:family="paragraph" style:parent-style-name="Standard">
      <style:paragraph-properties fo:text-align="justify"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text-align="justify" fo:break-before="auto" fo:text-indent="1.27cm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1.27cm" fo:line-height="115%" style:writing-mode="lr-tb"/>
    </style:style>
    <style:style style:name="P34" style:family="paragraph" style:parent-style-name="Standard">
      <style:paragraph-properties fo:text-align="justify" fo:break-before="auto" fo:text-indent="1.27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P35" style:family="paragraph" style:parent-style-name="Standard">
      <style:paragraph-properties fo:text-align="justify" fo:break-before="auto" fo:text-indent="1.27cm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P36" style:family="paragraph" style:parent-style-name="Standard">
      <style:paragraph-properties fo:text-align="justify" fo:break-before="auto" fo:text-indent="1.27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P3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P39" style:family="paragraph" style:parent-style-name="Standard">
      <style:paragraph-properties fo:break-before="auto" fo:text-indent="0cm" fo:line-height="115%" fo:margin-left="-1.03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5.503cm"/>
    </style:style>
    <style:style style:name="Column4" style:family="table-column">
      <style:table-column-properties style:column-width="5.53cm"/>
    </style:style>
    <style:style style:name="Column5" style:family="table-column">
      <style:table-column-properties style:column-width="5.477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42%" fo:margin-top="0cm" fo:margin-left="0cm" fo:margin-right="0cm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42%" fo:margin-top="0cm" fo:margin-bottom="0cm" fo:margin-left="0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1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line-height="125%" fo:margin-top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25%" fo:margin-top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25%" fo:margin-top="0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0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_1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line-height="125%" fo:margin-top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line-height="125%" fo:margin-top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7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8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9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justify" fo:break-before="auto" fo:line-height="125%" fo:margin-top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3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4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5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25%" fo:margin-top="0cm" fo:margin-bottom="0cm" fo:margin-right="0cm" style:writing-mode="lr-tb"/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text-indent="0cm" fo:line-height="115%" fo:margin-left="-1.032cm" style:writing-mode="lr-tb"/>
    </style:style>
    <style:style style:name="P85" style:family="paragraph" style:parent-style-name="Standard">
      <style:paragraph-properties fo:text-align="justify" fo:break-before="auto" fo:text-indent="1.27cm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P86" style:family="paragraph" style:parent-style-name="Standard">
      <style:paragraph-properties fo:text-align="justify" fo:break-before="auto" fo:text-indent="1.27cm" fo:line-height="115%" style:writing-mode="lr-tb"/>
    </style:style>
    <style:style style:name="P87" style:family="paragraph" style:parent-style-name="Standard">
      <style:paragraph-properties fo:text-align="justify" fo:break-before="auto" fo:text-indent="1.27cm" fo:line-height="115%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T87_17" style:family="text"/>
    <style:style style:name="T87_18" style:family="text">
      <style:text-properties fo:color="#1155cc" style:text-underline-style="solid" style:text-underline-color="font-color"/>
    </style:style>
    <style:style style:name="T87_19" style:family="text"/>
    <style:style style:name="T87_20" style:family="text">
      <style:text-properties fo:color="#1155cc" style:text-underline-style="solid" style:text-underline-color="font-color"/>
    </style:style>
    <style:style style:name="T87_21" style:family="text"/>
    <style:style style:name="T87_22" style:family="text">
      <style:text-properties fo:color="#1155cc" style:text-underline-style="solid" style:text-underline-color="font-color"/>
    </style:style>
    <style:style style:name="T87_23" style:family="text"/>
    <style:style style:name="T87_24" style:family="text">
      <style:text-properties fo:color="#1155cc" style:text-underline-style="solid" style:text-underline-color="font-color"/>
    </style:style>
    <style:style style:name="T87_25" style:family="text"/>
    <style:style style:name="T87_26" style:family="text">
      <style:text-properties fo:color="#1155cc" style:text-underline-style="solid" style:text-underline-color="font-color"/>
    </style:style>
    <style:style style:name="T87_27" style:family="text"/>
    <style:style style:name="T87_28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text-align="justify" fo:break-before="auto" fo:text-indent="1.27cm" fo:line-height="115%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T88_17" style:family="text"/>
    <style:style style:name="T88_18" style:family="text">
      <style:text-properties fo:color="#1155cc" style:text-underline-style="solid" style:text-underline-color="font-color"/>
    </style:style>
    <style:style style:name="T88_19" style:family="text"/>
    <style:style style:name="T88_20" style:family="text">
      <style:text-properties fo:color="#1155cc" style:text-underline-style="solid" style:text-underline-color="font-color"/>
    </style:style>
    <style:style style:name="T88_21" style:family="text"/>
    <style:style style:name="T88_22" style:family="text">
      <style:text-properties fo:color="#1155cc" style:text-underline-style="solid" style:text-underline-color="font-color"/>
    </style:style>
    <style:style style:name="T88_23" style:family="text"/>
    <style:style style:name="T88_24" style:family="text">
      <style:text-properties fo:color="#1155cc" style:text-underline-style="solid" style:text-underline-color="font-color"/>
    </style:style>
    <style:style style:name="T88_25" style:family="text"/>
    <style:style style:name="T88_26" style:family="text">
      <style:text-properties fo:color="#1155cc" style:text-underline-style="solid" style:text-underline-color="font-color"/>
    </style:style>
    <style:style style:name="T88_27" style:family="text"/>
    <style:style style:name="T88_28" style:family="text">
      <style:text-properties fo:color="#1155cc" style:text-underline-style="solid" style:text-underline-color="font-color"/>
    </style:style>
    <style:style style:name="T88_29" style:family="text"/>
    <style:style style:name="T88_30" style:family="text">
      <style:text-properties fo:color="#1155cc" style:text-underline-style="solid" style:text-underline-color="font-color"/>
    </style:style>
    <style:style style:name="T88_31" style:family="text"/>
    <style:style style:name="T88_32" style:family="text">
      <style:text-properties fo:color="#1155cc" style:text-underline-style="solid" style:text-underline-color="font-color"/>
    </style:style>
    <style:style style:name="T88_33" style:family="text"/>
    <style:style style:name="T88_34" style:family="text">
      <style:text-properties fo:color="#1155cc" style:text-underline-style="solid" style:text-underline-color="font-color"/>
    </style:style>
    <style:style style:name="T88_35" style:family="text"/>
    <style:style style:name="T88_36" style:family="text">
      <style:text-properties fo:color="#1155cc" style:text-underline-style="solid" style:text-underline-color="font-color"/>
    </style:style>
    <style:style style:name="T88_37" style:family="text"/>
    <style:style style:name="T88_38" style:family="text">
      <style:text-properties fo:color="#1155cc" style:text-underline-style="solid" style:text-underline-color="font-color"/>
    </style:style>
    <style:style style:name="T88_39" style:family="text"/>
    <style:style style:name="T88_40" style:family="text">
      <style:text-properties fo:color="#1155cc" style:text-underline-style="solid" style:text-underline-color="font-color"/>
    </style:style>
    <style:style style:name="T88_41" style:family="text"/>
    <style:style style:name="T88_42" style:family="text">
      <style:text-properties fo:color="#1155cc" style:text-underline-style="solid" style:text-underline-color="font-color"/>
    </style:style>
    <style:style style:name="T88_43" style:family="text"/>
    <style:style style:name="T88_44" style:family="text">
      <style:text-properties fo:color="#1155cc" style:text-underline-style="solid" style:text-underline-color="font-color"/>
    </style:style>
    <style:style style:name="T88_45" style:family="text"/>
    <style:style style:name="T88_46" style:family="text">
      <style:text-properties fo:color="#1155cc" style:text-underline-style="solid" style:text-underline-color="font-color"/>
    </style:style>
    <style:style style:name="T88_47" style:family="text"/>
    <style:style style:name="T88_48" style:family="text">
      <style:text-properties fo:color="#1155cc" style:text-underline-style="solid" style:text-underline-color="font-color"/>
    </style:style>
    <style:style style:name="T88_49" style:family="text"/>
    <style:style style:name="T88_50" style:family="text">
      <style:text-properties fo:color="#1155cc" style:text-underline-style="solid" style:text-underline-color="font-color"/>
    </style:style>
    <style:style style:name="T88_51" style:family="text"/>
    <style:style style:name="T88_52" style:family="text">
      <style:text-properties fo:color="#1155cc" style:text-underline-style="solid" style:text-underline-color="font-color"/>
    </style:style>
    <style:style style:name="T88_53" style:family="text"/>
    <style:style style:name="T88_54" style:family="text">
      <style:text-properties fo:color="#1155cc" style:text-underline-style="solid" style:text-underline-color="font-color"/>
    </style:style>
    <style:style style:name="T88_55" style:family="text"/>
    <style:style style:name="T88_56" style:family="text">
      <style:text-properties fo:color="#1155cc" style:text-underline-style="solid" style:text-underline-color="font-color"/>
    </style:style>
    <style:style style:name="T88_57" style:family="text"/>
    <style:style style:name="T88_58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text-align="justify" fo:break-before="auto" fo:text-indent="1.27cm" fo:line-height="115%" style:writing-mode="lr-tb"/>
    </style:style>
  </office:automatic-styles>
  <office:body>
    <office:text>
      <text:p text:style-name="P1"><text:span text:style-name="T1_1">1.<text:s/></text:span><text:span text:style-name="T1_2">Введение</text:span></text:p>
      <text:p text:style-name="P2"><text:span text:style-name="T2_1">П</text:span><text:span text:style-name="T2_2">од</text:span><text:span text:style-name="T2_3"><text:s/></text:span><text:span text:style-name="T2_4">сертификацией</text:span><text:span text:style-name="T2_5"><text:s/></text:span><text:span text:style-name="T2_6">принято</text:span><text:span text:style-name="T2_7"><text:s/></text:span><text:span text:style-name="T2_8">понимать</text:span><text:span text:style-name="T2_9"><text:s/></text:span><text:span text:style-name="T2_10">независимое</text:span><text:span text:style-name="T2_11"><text:s/></text:span><text:span text:style-name="T2_12">подтвер</text:span><text:span text:style-name="T2_13">­</text:span><text:span text:style-name="T2_14">ждение</text:span><text:span text:style-name="T2_15"><text:s/></text:span><text:span text:style-name="T2_16">соответствия</text:span><text:span text:style-name="T2_17"><text:s/></text:span><text:span text:style-name="T2_18">тех</text:span><text:span text:style-name="T2_19"><text:s/></text:span><text:span text:style-name="T2_20">или</text:span><text:span text:style-name="T2_21"><text:s/></text:span><text:span text:style-name="T2_22">иных</text:span><text:span text:style-name="T2_23"><text:s/></text:span><text:span text:style-name="T2_24">характеристик</text:span><text:span text:style-name="T2_25"><text:s/></text:span><text:span text:style-name="T2_26">оборудования</text:span><text:span text:style-name="T2_27"><text:s/></text:span><text:span text:style-name="T2_28">или</text:span><text:span text:style-name="T2_29"><text:s/></text:span><text:span text:style-name="T2_30">информационной</text:span><text:span text:style-name="T2_31"><text:s/></text:span><text:span text:style-name="T2_32">системы</text:span><text:span text:style-name="T2_33"><text:s/></text:span><text:span text:style-name="T2_34">некоторым</text:span><text:span text:style-name="T2_35"><text:s/></text:span><text:span text:style-name="T2_36">требованиям</text:span><text:span text:style-name="T2_37">.<text:s/></text:span><text:span text:style-name="T2_38">В</text:span><text:span text:style-name="T2_39"><text:s/></text:span><text:span text:style-name="T2_40">нашем</text:span><text:span text:style-name="T2_41"><text:s/></text:span><text:span text:style-name="T2_42">случае</text:span><text:span text:style-name="T2_43"><text:s/></text:span><text:span text:style-name="T2_44">речь</text:span><text:span text:style-name="T2_45"><text:s/></text:span><text:span text:style-name="T2_46">идет</text:span><text:span text:style-name="T2_47"><text:s/></text:span><text:span text:style-name="T2_48">о</text:span><text:span text:style-name="T2_49"><text:s/></text:span><text:span text:style-name="T2_50">программном</text:span><text:span text:style-name="T2_51"><text:s/></text:span><text:span text:style-name="T2_52">комплексе</text:span><text:span text:style-name="T2_53"><text:s/></text:span><text:span text:style-name="T2_54">для</text:span><text:span text:style-name="T2_55"><text:s/></text:span><text:span text:style-name="T2_56">проведения</text:span><text:span text:style-name="T2_57"><text:s/></text:span><text:span text:style-name="T2_58">компьютерной</text:span><text:span text:style-name="T2_59"><text:s/></text:span><text:span text:style-name="T2_60">экспертизы</text:span><text:span text:style-name="T2_61">,<text:s/></text:span><text:span text:style-name="T2_62">во</text:span><text:span text:style-name="T2_63"><text:s/></text:span><text:span text:style-name="T2_64">время</text:span><text:span text:style-name="T2_65"><text:s/></text:span><text:span text:style-name="T2_66">экспертизы</text:span><text:span text:style-name="T2_67"><text:s/></text:span><text:span text:style-name="T2_68">программный</text:span><text:span text:style-name="T2_69"><text:s/></text:span><text:span text:style-name="T2_70">комплекс</text:span><text:span text:style-name="T2_71"><text:s/></text:span><text:span text:style-name="T2_72">хранит</text:span><text:span text:style-name="T2_73"><text:s/></text:span><text:span text:style-name="T2_74">и</text:span><text:span text:style-name="T2_75"><text:s/></text:span><text:span text:style-name="T2_76">обрабатывает</text:span><text:span text:style-name="T2_77"><text:s/></text:span><text:span text:style-name="T2_78">информацию</text:span><text:span text:style-name="T2_79">,<text:s/></text:span><text:span text:style-name="T2_80">которая</text:span><text:span text:style-name="T2_81"><text:s/></text:span><text:span text:style-name="T2_82">может</text:span><text:span text:style-name="T2_83"><text:s/></text:span><text:span text:style-name="T2_84">относиться</text:span><text:span text:style-name="T2_85"><text:s/></text:span><text:span text:style-name="T2_86">к</text:span><text:span text:style-name="T2_87"><text:s/></text:span><text:span text:style-name="T2_88">персональным</text:span><text:span text:style-name="T2_89"><text:s/></text:span><text:span text:style-name="T2_90">данным</text:span><text:span text:style-name="T2_91">,<text:s/></text:span><text:span text:style-name="T2_92">коммерческой</text:span><text:span text:style-name="T2_93"><text:s/></text:span><text:span text:style-name="T2_94">или</text:span><text:span text:style-name="T2_95"><text:s/></text:span><text:span text:style-name="T2_96">государственной</text:span><text:span text:style-name="T2_97"><text:s/></text:span><text:span text:style-name="T2_98">тайне</text:span><text:span text:style-name="T2_99"><text:s/></text:span><text:span text:style-name="T2_100">и</text:span><text:span text:style-name="T2_101"><text:s/></text:span><text:span text:style-name="T2_102">др</text:span><text:span text:style-name="T2_103">.<text:s/></text:span><text:span text:style-name="T2_104">а</text:span><text:span text:style-name="T2_105"><text:s/></text:span><text:span text:style-name="T2_106">также</text:span><text:span text:style-name="T2_107"><text:s/></text:span><text:span text:style-name="T2_108">на</text:span><text:span text:style-name="T2_109"><text:s/></text:span><text:span text:style-name="T2_110">основании</text:span><text:span text:style-name="T2_111"><text:s/></text:span><text:span text:style-name="T2_112">результатов</text:span><text:span text:style-name="T2_113"><text:s/></text:span><text:span text:style-name="T2_114">работы</text:span><text:span text:style-name="T2_115"><text:s/></text:span><text:span text:style-name="T2_116">программы</text:span><text:span text:style-name="T2_117"><text:s/></text:span><text:span text:style-name="T2_118">специалист</text:span><text:span text:style-name="T2_119"><text:s/></text:span><text:span text:style-name="T2_120">проводящий</text:span><text:span text:style-name="T2_121"><text:s/></text:span><text:span text:style-name="T2_122">экспертизу</text:span><text:span text:style-name="T2_123"><text:s/></text:span><text:span text:style-name="T2_124">пишет</text:span><text:span text:style-name="T2_125"><text:s/></text:span><text:span text:style-name="T2_126">заключение</text:span><text:span text:style-name="T2_127">,<text:s/></text:span><text:span text:style-name="T2_128">которое</text:span><text:span text:style-name="T2_129"><text:s/></text:span><text:span text:style-name="T2_130">может</text:span><text:span text:style-name="T2_131"><text:s/></text:span><text:span text:style-name="T2_132">быть</text:span><text:span text:style-name="T2_133"><text:s/></text:span><text:span text:style-name="T2_134">использовано</text:span><text:span text:style-name="T2_135"><text:s/></text:span><text:span text:style-name="T2_136">как</text:span><text:span text:style-name="T2_137"><text:s/></text:span><text:span text:style-name="T2_138">доказательство</text:span><text:span text:style-name="T2_139"><text:s/></text:span><text:span text:style-name="T2_140">в</text:span><text:span text:style-name="T2_141"><text:s/></text:span><text:span text:style-name="T2_142">суде</text:span><text:span text:style-name="T2_143">.<text:s/></text:span><text:span text:style-name="T2_144">Поэтому</text:span><text:span text:style-name="T2_145"><text:s/></text:span><text:span text:style-name="T2_146">к</text:span><text:span text:style-name="T2_147"><text:s/></text:span><text:span text:style-name="T2_148">данной</text:span><text:span text:style-name="T2_149"><text:s/></text:span><text:span text:style-name="T2_150">системе</text:span><text:span text:style-name="T2_151"><text:s/></text:span><text:span text:style-name="T2_152">могут</text:span><text:span text:style-name="T2_153"><text:s/></text:span><text:span text:style-name="T2_154">быть</text:span><text:span text:style-name="T2_155"><text:s/></text:span><text:span text:style-name="T2_156">применены</text:span><text:span text:style-name="T2_157"><text:s/></text:span><text:span text:style-name="T2_158">требования</text:span><text:span text:style-name="T2_159">,<text:s/></text:span><text:span text:style-name="T2_160">касающаяся</text:span><text:span text:style-name="T2_161"><text:s/></text:span><text:span text:style-name="T2_162">безопасности</text:span><text:span text:style-name="T2_163"><text:s/></text:span><text:span text:style-name="T2_164">информации</text:span><text:span text:style-name="T2_165">.</text:span></text:p>
      <text:p text:style-name="P3"><text:span text:style-name="T3_1">Д</text:span><text:span text:style-name="T3_2">ля</text:span><text:span text:style-name="T3_3"><text:s/></text:span><text:span text:style-name="T3_4">обеспечения</text:span><text:span text:style-name="T3_5"><text:s/></text:span><text:span text:style-name="T3_6">высокого</text:span><text:span text:style-name="T3_7"><text:s/></text:span><text:span text:style-name="T3_8">показателя</text:span><text:span text:style-name="T3_9"><text:s/></text:span><text:span text:style-name="T3_10">к</text:span><text:span text:style-name="T3_11">ачества</text:span><text:span text:style-name="T3_12"><text:s/></text:span><text:span text:style-name="T3_13">необходима</text:span><text:span text:style-name="T3_14"><text:s/></text:span><text:span text:style-name="T3_15">сертифи</text:span><text:span text:style-name="T3_16">ка</text:span><text:span text:style-name="T3_17">ци</text:span><text:span text:style-name="T3_18">я</text:span><text:span text:style-name="T3_19"><text:s/></text:span><text:span text:style-name="T3_20">технологи</text:span><text:span text:style-name="T3_21">и</text:span><text:span text:style-name="T3_22"><text:s/></text:span><text:span text:style-name="T3_23">и</text:span><text:span text:style-name="T3_24"><text:s/></text:span><text:span text:style-name="T3_25">системы</text:span><text:span text:style-name="T3_26"><text:s/></text:span><text:span text:style-name="T3_27">обеспечения</text:span><text:span text:style-name="T3_28"><text:s/></text:span><text:span text:style-name="T3_29">качества</text:span><text:span text:style-name="T3_30"><text:s/></text:span><text:span text:style-name="T3_31">их</text:span><text:span text:style-name="T3_32"><text:s/></text:span><text:span text:style-name="T3_33">проектирования</text:span><text:span text:style-name="T3_34">,<text:s/></text:span><text:span text:style-name="T3_35">разработки</text:span><text:span text:style-name="T3_36"><text:s/></text:span><text:span text:style-name="T3_37">и</text:span><text:span text:style-name="T3_38"><text:s/></text:span><text:span text:style-name="T3_39">сопровождения</text:span><text:span text:style-name="T3_40">.</text:span></text:p>
      <text:p text:style-name="P4"><text:span text:style-name="T4_1">Проведение</text:span><text:span text:style-name="T4_2"><text:s/></text:span><text:span text:style-name="T4_3">сертификации</text:span><text:span text:style-name="T4_4"><text:s/></text:span><text:span text:style-name="T4_5">системы</text:span><text:span text:style-name="T4_6"><text:s/></text:span><text:span text:style-name="T4_7">обычно</text:span><text:span text:style-name="T4_8"><text:s/></text:span><text:span text:style-name="T4_9">планируется</text:span><text:span text:style-name="T4_10"><text:s/></text:span><text:span text:style-name="T4_11">для</text:span><text:span text:style-name="T4_12"><text:s/></text:span><text:span text:style-name="T4_13">достижения</text:span><text:span text:style-name="T4_14"><text:s/></text:span><text:span text:style-name="T4_15">одной</text:span><text:span text:style-name="T4_16"><text:s/></text:span><text:span text:style-name="T4_17">или</text:span><text:span text:style-name="T4_18"><text:s/></text:span><text:span text:style-name="T4_19">нескольких</text:span><text:span text:style-name="T4_20"><text:s/></text:span><text:span text:style-name="T4_21">целей</text:span><text:span text:style-name="T4_22">:<text:s/></text:span></text:p>
      <text:p text:style-name="P5"><text:span text:style-name="T5_1">•<text:s/></text:span><text:span text:style-name="T5_2">определения</text:span><text:span text:style-name="T5_3"><text:s/></text:span><text:span text:style-name="T5_4">соответствия</text:span><text:span text:style-name="T5_5"><text:s/></text:span><text:span text:style-name="T5_6">или</text:span><text:span text:style-name="T5_7"><text:s/></text:span><text:span text:style-name="T5_8">несоответствия</text:span><text:span text:style-name="T5_9"><text:s/></text:span><text:span text:style-name="T5_10">элементов</text:span><text:span text:style-name="T5_11"><text:s/></text:span><text:span text:style-name="T5_12">системы</text:span><text:span text:style-name="T5_13"><text:s/></text:span><text:span text:style-name="T5_14">установленным</text:span><text:span text:style-name="T5_15"><text:s/></text:span><text:span text:style-name="T5_16">требованиям</text:span><text:span text:style-name="T5_17">;</text:span></text:p>
      <text:p text:style-name="P6"><text:span text:style-name="T6_1">•<text:s/></text:span><text:span text:style-name="T6_2">определения</text:span><text:span text:style-name="T6_3"><text:s/></text:span><text:span text:style-name="T6_4">эффективности</text:span><text:span text:style-name="T6_5"><text:s/></text:span><text:span text:style-name="T6_6">внедренной</text:span><text:span text:style-name="T6_7"><text:s/></text:span><text:span text:style-name="T6_8">системы</text:span><text:span text:style-name="T6_9"><text:s text:c="2"/></text:span><text:span text:style-name="T6_10">с</text:span><text:span text:style-name="T6_11"><text:s/></text:span><text:span text:style-name="T6_12">точки</text:span><text:span text:style-name="T6_13"><text:s/></text:span><text:span text:style-name="T6_14">зрения</text:span><text:span text:style-name="T6_15"><text:s/></text:span><text:span text:style-name="T6_16">соответствия</text:span><text:span text:style-name="T6_17"><text:s/></text:span><text:span text:style-name="T6_18">поставленным</text:span><text:span text:style-name="T6_19"><text:s/></text:span><text:span text:style-name="T6_20">целям</text:span><text:span text:style-name="T6_21"><text:s/></text:span><text:span text:style-name="T6_22">для</text:span><text:span text:style-name="T6_23"><text:s/></text:span><text:span text:style-name="T6_24">обеспечения</text:span><text:span text:style-name="T6_25"><text:s/></text:span><text:span text:style-name="T6_26">качества</text:span><text:span text:style-name="T6_27"><text:s/></text:span><text:span text:style-name="T6_28">продукции</text:span><text:span text:style-name="T6_29">;<text:s/></text:span></text:p>
      <text:p text:style-name="P7"><text:span text:style-name="T7_1">•<text:s/></text:span><text:span text:style-name="T7_2">обеспечения</text:span><text:span text:style-name="T7_3"><text:s/></text:span><text:span text:style-name="T7_4">возможности</text:span><text:span text:style-name="T7_5"><text:s/></text:span><text:span text:style-name="T7_6">улучшить</text:span><text:span text:style-name="T7_7"><text:s/></text:span><text:span text:style-name="T7_8">свою</text:span><text:span text:style-name="T7_9"><text:s/></text:span><text:span text:style-name="T7_10">систему</text:span><text:span text:style-name="T7_11">;</text:span></text:p>
      <text:p text:style-name="P8"><text:span text:style-name="T8_1">•<text:s/></text:span><text:span text:style-name="T8_2">определения</text:span><text:span text:style-name="T8_3"><text:s/></text:span><text:span text:style-name="T8_4">соответствия</text:span><text:span text:style-name="T8_5"><text:s/></text:span><text:span text:style-name="T8_6">системы</text:span><text:span text:style-name="T8_7"><text:s/></text:span><text:span text:style-name="T8_8">регламентирующим</text:span><text:span text:style-name="T8_9"><text:s/></text:span><text:span text:style-name="T8_10">требованиям</text:span><text:span text:style-name="T8_11">.</text:span></text:p>
      <text:p text:style-name="P9"><text:span text:style-name="T9_1">Первоначальные</text:span><text:span text:style-name="T9_2"><text:s/></text:span><text:span text:style-name="T9_3">затраты</text:span><text:span text:style-name="T9_4"><text:s/></text:span><text:span text:style-name="T9_5">на</text:span><text:span text:style-name="T9_6"><text:s/></text:span><text:span text:style-name="T9_7">их</text:span><text:span text:style-name="T9_8"><text:s/></text:span><text:span text:style-name="T9_9">проведение</text:span><text:span text:style-name="T9_10"><text:s/></text:span><text:span text:style-name="T9_11">могут</text:span><text:span text:style-name="T9_12"><text:s/></text:span><text:span text:style-name="T9_13">нести</text:span><text:span text:style-name="T9_14"><text:s/></text:span><text:span text:style-name="T9_15">инициаторы</text:span><text:span text:style-name="T9_16"><text:s/></text:span><text:span text:style-name="T9_17">испытаний</text:span><text:span text:style-name="T9_18">,<text:s/></text:span><text:span text:style-name="T9_19">заказчик</text:span><text:span text:style-name="T9_20">,<text:s/></text:span><text:span text:style-name="T9_21">а</text:span><text:span text:style-name="T9_22"><text:s/></text:span><text:span text:style-name="T9_23">также</text:span><text:span text:style-name="T9_24"><text:s/></text:span><text:span text:style-name="T9_25">ее</text:span><text:span text:style-name="T9_26"><text:s/></text:span><text:span text:style-name="T9_27">разработчики</text:span><text:span text:style-name="T9_28"><text:s/></text:span><text:span text:style-name="T9_29">и</text:span><text:span text:style-name="T9_30"><text:s/></text:span><text:span text:style-name="T9_31">поставщик</text:span><text:span text:style-name="T9_32">.<text:s/></text:span></text:p>
      <text:p text:style-name="P10"/>
      <text:p text:style-name="P11"><text:span text:style-name="T11_1">2.<text:s/></text:span><text:span text:style-name="T11_2">Схема</text:span><text:span text:style-name="T11_3"><text:s/></text:span><text:span text:style-name="T11_4">проведения</text:span><text:span text:style-name="T11_5"><text:s/></text:span><text:span text:style-name="T11_6">сертифи</text:span><text:span text:style-name="T11_7">­</text:span><text:span text:style-name="T11_8">кации</text:span></text:p>
      <text:p text:style-name="P12"><text:span text:style-name="T12_1">Особенность</text:span><text:span text:style-name="T12_2"><text:s/></text:span><text:span text:style-name="T12_3">любых</text:span><text:span text:style-name="T12_4"><text:s/></text:span><text:span text:style-name="T12_5">сертификационных</text:span><text:span text:style-name="T12_6"><text:s/></text:span><text:span text:style-name="T12_7">испытаний</text:span><text:span text:style-name="T12_8"><text:s/>—<text:s/></text:span><text:span text:style-name="T12_9">это</text:span><text:span text:style-name="T12_10"><text:s/></text:span><text:span text:style-name="T12_11">неза</text:span><text:span text:style-name="T12_12">­</text:span><text:span text:style-name="T12_13">висимость</text:span><text:span text:style-name="T12_14"><text:s/></text:span><text:span text:style-name="T12_15">испытательной</text:span><text:span text:style-name="T12_16"><text:s/></text:span><text:span text:style-name="T12_17">лаборатории</text:span><text:span text:style-name="T12_18"><text:s/></text:span><text:span text:style-name="T12_19">сертифициру</text:span><text:span text:style-name="T12_20">­</text:span><text:span text:style-name="T12_21">ющей</text:span><text:span text:style-name="T12_22"><text:s/></text:span><text:span text:style-name="T12_23">организации</text:span><text:span text:style-name="T12_24">,<text:s/></text:span><text:span text:style-name="T12_25">осуществляющей</text:span><text:span text:style-name="T12_26"><text:s/></text:span><text:span text:style-name="T12_27">независимый</text:span><text:span text:style-name="T12_28"><text:s/></text:span><text:span text:style-name="T12_29">контроль</text:span><text:span text:style-name="T12_30"><text:s/></text:span><text:span text:style-name="T12_31">результатов</text:span><text:span text:style-name="T12_32"><text:s/></text:span><text:span text:style-name="T12_33">испы</text:span><text:span text:style-name="T12_34">­</text:span><text:span text:style-name="T12_35">таний</text:span><text:span text:style-name="T12_36">.<text:s/></text:span></text:p>
      <text:p text:style-name="P13"><text:span text:style-name="T13_1">Схема</text:span><text:span text:style-name="T13_2"><text:s/></text:span><text:span text:style-name="T13_3">проведения</text:span><text:span text:style-name="T13_4"><text:s/></text:span><text:span text:style-name="T13_5">сертифи</text:span><text:span text:style-name="T13_6">­</text:span><text:span text:style-name="T13_7">кации</text:span><text:span text:style-name="T13_8">:</text:span></text:p>
      <text:p text:style-name="P14"><text:span text:style-name="T14_1">1.<text:s/></text:span><text:span text:style-name="T14_2">Заявитель</text:span><text:span text:style-name="T14_3"><text:s/>(</text:span><text:span text:style-name="T14_4">В</text:span><text:span text:style-name="T14_5"><text:s/></text:span><text:span text:style-name="T14_6">нашем</text:span><text:span text:style-name="T14_7"><text:s/></text:span><text:span text:style-name="T14_8">случае</text:span><text:span text:style-name="T14_9"><text:s/></text:span><text:span text:style-name="T14_10">разработчик</text:span><text:span text:style-name="T14_11">)<text:s/></text:span><text:span text:style-name="T14_12">подает</text:span><text:span text:style-name="T14_13"><text:s/></text:span><text:span text:style-name="T14_14">в</text:span><text:span text:style-name="T14_15"><text:s/></text:span><text:span text:style-name="T14_16">федеральный</text:span><text:span text:style-name="T14_17"><text:s/></text:span><text:span text:style-name="T14_18">орган</text:span><text:span text:style-name="T14_19"><text:s/>(</text:span><text:span text:style-name="T14_20">ФСБ</text:span><text:span text:style-name="T14_21">,<text:s/></text:span><text:span text:style-name="T14_22">ФСТЭК</text:span><text:span text:style-name="T14_23"><text:s/></text:span><text:span text:style-name="T14_24">или</text:span><text:span text:style-name="T14_25"><text:s/></text:span><text:span text:style-name="T14_26">Ми</text:span><text:span text:style-name="T14_27">­</text:span><text:span text:style-name="T14_28">нобороны</text:span><text:span text:style-name="T14_29">)<text:s/></text:span><text:span text:style-name="T14_30">заявку</text:span><text:span text:style-name="T14_31"><text:s/></text:span><text:span text:style-name="T14_32">на</text:span><text:span text:style-name="T14_33"><text:s/></text:span><text:span text:style-name="T14_34">проведение</text:span><text:span text:style-name="T14_35"><text:s/></text:span><text:span text:style-name="T14_36">сертификационных</text:span><text:span text:style-name="T14_37"><text:s/></text:span><text:span text:style-name="T14_38">ис</text:span><text:span text:style-name="T14_39">­</text:span><text:span text:style-name="T14_40">пытаний</text:span><text:span text:style-name="T14_41">.</text:span></text:p>
      <text:p text:style-name="P15"><text:span text:style-name="T15_1"><text:s/>2.<text:s/></text:span><text:span text:style-name="T15_2">Федеральный</text:span><text:span text:style-name="T15_3"><text:s/></text:span><text:span text:style-name="T15_4">орган</text:span><text:span text:style-name="T15_5"><text:s/></text:span><text:span text:style-name="T15_6">определяет</text:span><text:span text:style-name="T15_7"><text:s/></text:span><text:span text:style-name="T15_8">аккредитованную</text:span><text:span text:style-name="T15_9"><text:s/></text:span><text:span text:style-name="T15_10">испытательную</text:span><text:span text:style-name="T15_11"><text:s/></text:span><text:span text:style-name="T15_12">лабора</text:span><text:span text:style-name="T15_13">­</text:span><text:span text:style-name="T15_14">торию</text:span><text:span text:style-name="T15_15"><text:s/></text:span><text:span text:style-name="T15_16">и</text:span><text:span text:style-name="T15_17"><text:s/></text:span><text:span text:style-name="T15_18">орган</text:span><text:span text:style-name="T15_19"><text:s/></text:span><text:span text:style-name="T15_20">по</text:span><text:span text:style-name="T15_21"><text:s/></text:span><text:span text:style-name="T15_22">сертификации</text:span><text:span text:style-name="T15_23">.</text:span></text:p>
      <text:p text:style-name="P16"><text:span text:style-name="T16_1">3.<text:s/></text:span><text:span text:style-name="T16_2">Испытательная</text:span><text:span text:style-name="T16_3"><text:s/></text:span><text:span text:style-name="T16_4">лаборатория</text:span><text:span text:style-name="T16_5"><text:s/></text:span><text:span text:style-name="T16_6">совместно</text:span><text:span text:style-name="T16_7"><text:s/></text:span><text:span text:style-name="T16_8">с</text:span><text:span text:style-name="T16_9"><text:s/></text:span><text:span text:style-name="T16_10">заявителем</text:span><text:span text:style-name="T16_11"><text:s/></text:span><text:span text:style-name="T16_12">проводит</text:span><text:span text:style-name="T16_13"><text:s/></text:span><text:span text:style-name="T16_14">сертифи</text:span><text:span text:style-name="T16_15">­</text:span><text:span text:style-name="T16_16">кационные</text:span><text:span text:style-name="T16_17"><text:s/></text:span><text:span text:style-name="T16_18">испытания</text:span><text:span text:style-name="T16_19">.<text:s/></text:span><text:span text:style-name="T16_20">Если</text:span><text:span text:style-name="T16_21"><text:s/></text:span><text:span text:style-name="T16_22">в</text:span><text:span text:style-name="T16_23"><text:s/></text:span><text:span text:style-name="T16_24">процессе</text:span><text:span text:style-name="T16_25"><text:s/></text:span><text:span text:style-name="T16_26">испытаний</text:span><text:span text:style-name="T16_27"><text:s/></text:span><text:span text:style-name="T16_28">выявляются</text:span><text:span text:style-name="T16_29"><text:s/></text:span><text:span text:style-name="T16_30">те</text:span><text:span text:style-name="T16_31"><text:s/></text:span><text:span text:style-name="T16_32">или</text:span><text:span text:style-name="T16_33"><text:s/></text:span><text:span text:style-name="T16_34">иные</text:span><text:span text:style-name="T16_35"><text:s/></text:span><text:span text:style-name="T16_36">несоответствия</text:span><text:span text:style-name="T16_37"><text:s/></text:span><text:span text:style-name="T16_38">заявленным</text:span><text:span text:style-name="T16_39"><text:s/></text:span><text:span text:style-name="T16_40">требованиям</text:span><text:span text:style-name="T16_41">,<text:s/></text:span><text:span text:style-name="T16_42">то</text:span><text:span text:style-name="T16_43"><text:s/></text:span><text:span text:style-name="T16_44">они</text:span><text:span text:style-name="T16_45"><text:s/></text:span><text:span text:style-name="T16_46">могут</text:span><text:span text:style-name="T16_47"><text:s/></text:span><text:span text:style-name="T16_48">быть</text:span><text:span text:style-name="T16_49"><text:s/></text:span><text:span text:style-name="T16_50">устра</text:span><text:span text:style-name="T16_51">­</text:span><text:span text:style-name="T16_52">нены</text:span><text:span text:style-name="T16_53"><text:s/></text:span><text:span text:style-name="T16_54">заявителем</text:span><text:span text:style-name="T16_55"><text:s/></text:span><text:span text:style-name="T16_56">в</text:span><text:span text:style-name="T16_57"><text:s/></text:span><text:span text:style-name="T16_58">рабочем</text:span><text:span text:style-name="T16_59"><text:s/></text:span><text:span text:style-name="T16_60">порядке</text:span><text:span text:style-name="T16_61">,<text:s/></text:span><text:span text:style-name="T16_62">либо</text:span><text:span text:style-name="T16_63"><text:s/></text:span><text:span text:style-name="T16_64">может</text:span><text:span text:style-name="T16_65"><text:s/></text:span><text:span text:style-name="T16_66">быть</text:span><text:span text:style-name="T16_67"><text:s/></text:span><text:span text:style-name="T16_68">принято</text:span><text:span text:style-name="T16_69"><text:s/></text:span><text:span text:style-name="T16_70">решение</text:span><text:span text:style-name="T16_71"><text:s/></text:span><text:span text:style-name="T16_72">об</text:span><text:span text:style-name="T16_73"><text:s/></text:span><text:span text:style-name="T16_74">изменении</text:span><text:span text:style-name="T16_75"><text:s/></text:span><text:span text:style-name="T16_76">требований</text:span><text:span text:style-name="T16_77"><text:s/></text:span><text:span text:style-name="T16_78">к</text:span><text:span text:style-name="T16_79"><text:s/></text:span><text:span text:style-name="T16_80">про</text:span><text:span text:style-name="T16_81">­</text:span><text:span text:style-name="T16_82">дукту</text:span><text:span text:style-name="T16_83">,<text:s/></text:span><text:span text:style-name="T16_84">например</text:span><text:span text:style-name="T16_85"><text:s/></text:span><text:span text:style-name="T16_86">о</text:span><text:span text:style-name="T16_87"><text:s/></text:span><text:span text:style-name="T16_88">снижении</text:span><text:span text:style-name="T16_89"><text:s/></text:span><text:span text:style-name="T16_90">класса</text:span><text:span text:style-name="T16_91"><text:s/></text:span><text:span text:style-name="T16_92">защищенности</text:span><text:span text:style-name="T16_93">.<text:s/></text:span></text:p>
      <text:p text:style-name="P17"><text:span text:style-name="T17_1">4.<text:s text:c="2"/></text:span><text:span text:style-name="T17_2">Материалы</text:span><text:span text:style-name="T17_3"><text:s/></text:span><text:span text:style-name="T17_4">испытаний</text:span><text:span text:style-name="T17_5"><text:s/></text:span><text:span text:style-name="T17_6">передаются</text:span><text:span text:style-name="T17_7"><text:s/></text:span><text:span text:style-name="T17_8">в</text:span><text:span text:style-name="T17_9"><text:s/></text:span><text:span text:style-name="T17_10">орган</text:span><text:span text:style-name="T17_11"><text:s/></text:span><text:span text:style-name="T17_12">по</text:span><text:span text:style-name="T17_13"><text:s/></text:span><text:span text:style-name="T17_14">сертификации</text:span><text:span text:style-name="T17_15">,<text:s/></text:span><text:span text:style-name="T17_16">который</text:span><text:span text:style-name="T17_17"><text:s/></text:span><text:span text:style-name="T17_18">про</text:span><text:span text:style-name="T17_19">­</text:span><text:span text:style-name="T17_20">водит</text:span><text:span text:style-name="T17_21"><text:s/></text:span><text:span text:style-name="T17_22">их</text:span><text:span text:style-name="T17_23"><text:s/></text:span><text:span text:style-name="T17_24">независимую</text:span><text:span text:style-name="T17_25"><text:s/></text:span><text:span text:style-name="T17_26">экспертизу</text:span><text:span text:style-name="T17_27">.<text:s/></text:span><text:span text:style-name="T17_28">В</text:span><text:span text:style-name="T17_29"><text:s/></text:span><text:span text:style-name="T17_30">экспертизе</text:span><text:span text:style-name="T17_31"><text:s/></text:span><text:span text:style-name="T17_32">участвуют</text:span><text:span text:style-name="T17_33"><text:s/></text:span><text:span text:style-name="T17_34">не</text:span><text:span text:style-name="T17_35"><text:s/></text:span><text:span text:style-name="T17_36">менее</text:span><text:span text:style-name="T17_37"><text:s/></text:span><text:span text:style-name="T17_38">двух</text:span><text:span text:style-name="T17_39"><text:s/></text:span><text:span text:style-name="T17_40">независимых</text:span><text:span text:style-name="T17_41"><text:s/></text:span><text:span text:style-name="T17_42">экспертов</text:span><text:span text:style-name="T17_43">.</text:span></text:p>
      <text:p text:style-name="P18"><text:span text:style-name="T18_1">5.<text:s/></text:span><text:span text:style-name="T18_2">Федеральный</text:span><text:span text:style-name="T18_3"><text:s/></text:span><text:span text:style-name="T18_4">орган</text:span><text:span text:style-name="T18_5"><text:s/></text:span><text:span text:style-name="T18_6">по</text:span><text:span text:style-name="T18_7"><text:s/></text:span><text:span text:style-name="T18_8">сертификации</text:span><text:span text:style-name="T18_9"><text:s/></text:span><text:span text:style-name="T18_10">на</text:span><text:span text:style-name="T18_11"><text:s/></text:span><text:span text:style-name="T18_12">основании</text:span><text:span text:style-name="T18_13"><text:s/></text:span><text:span text:style-name="T18_14">заключения</text:span><text:span text:style-name="T18_15"><text:s/></text:span><text:span text:style-name="T18_16">органа</text:span><text:span text:style-name="T18_17"><text:s/></text:span><text:span text:style-name="T18_18">по</text:span><text:span text:style-name="T18_19"><text:s/></text:span><text:span text:style-name="T18_20">сертификации</text:span><text:span text:style-name="T18_21"><text:s/></text:span><text:span text:style-name="T18_22">оформляет</text:span><text:span text:style-name="T18_23"><text:s/></text:span><text:span text:style-name="T18_24">сертификат</text:span><text:span text:style-name="T18_25"><text:s/></text:span><text:span text:style-name="T18_26">соответствия</text:span><text:span text:style-name="T18_27">.<text:s/></text:span><text:span text:style-name="T18_28">При</text:span><text:span text:style-name="T18_29"><text:s/></text:span><text:span text:style-name="T18_30">каких</text:span><text:span text:style-name="T18_31"><text:s/></text:span><text:span text:style-name="T18_32">либо</text:span><text:span text:style-name="T18_33"><text:s text:c="2"/></text:span><text:span text:style-name="T18_34">несоответствиях</text:span><text:span text:style-name="T18_35">,<text:s text:c="2"/></text:span><text:span text:style-name="T18_36">федеральный</text:span><text:span text:style-name="T18_37"><text:s/></text:span><text:span text:style-name="T18_38">орган</text:span><text:span text:style-name="T18_39"><text:s/></text:span><text:span text:style-name="T18_40">может</text:span><text:span text:style-name="T18_41"><text:s/></text:span><text:span text:style-name="T18_42">провести</text:span><text:span text:style-name="T18_43"><text:s/></text:span><text:span text:style-name="T18_44">дополнительную</text:span><text:span text:style-name="T18_45"><text:s/></text:span><text:span text:style-name="T18_46">экспертизу</text:span><text:span text:style-name="T18_47"><text:s/></text:span><text:span text:style-name="T18_48">с</text:span><text:span text:style-name="T18_49"><text:s/></text:span><text:span text:style-name="T18_50">привлечением</text:span><text:span text:style-name="T18_51"><text:s/></text:span><text:span text:style-name="T18_52">экспертов</text:span><text:span text:style-name="T18_53"><text:s/></text:span><text:span text:style-name="T18_54">из</text:span><text:span text:style-name="T18_55"><text:s/></text:span><text:span text:style-name="T18_56">различ</text:span><text:span text:style-name="T18_57">­</text:span><text:span text:style-name="T18_58">ных</text:span><text:span text:style-name="T18_59"><text:s/></text:span><text:span text:style-name="T18_60">аккредитованных</text:span><text:span text:style-name="T18_61"><text:s/></text:span><text:span text:style-name="T18_62">лабораторий</text:span><text:span text:style-name="T18_63"><text:s/></text:span><text:span text:style-name="T18_64">и</text:span><text:span text:style-name="T18_65"><text:s/></text:span><text:span text:style-name="T18_66">органов</text:span><text:span text:style-name="T18_67">.</text:span></text:p>
      <text:p text:style-name="P19"><text:span text:style-name="T19_1">В</text:span><text:span text:style-name="T19_2"><text:s/></text:span><text:span text:style-name="T19_3">случае</text:span><text:span text:style-name="T19_4"><text:s/></text:span><text:span text:style-name="T19_5">возникновения</text:span><text:span text:style-name="T19_6"><text:s/></text:span><text:span text:style-name="T19_7">инцидентов</text:span><text:span text:style-name="T19_8"><text:s/></text:span><text:span text:style-name="T19_9">на</text:span><text:span text:style-name="T19_10"><text:s/></text:span><text:span text:style-name="T19_11">объектах</text:span><text:span text:style-name="T19_12"><text:s/></text:span><text:span text:style-name="T19_13">информа</text:span><text:span text:style-name="T19_14">­</text:span><text:span text:style-name="T19_15">тизации</text:span><text:span text:style-name="T19_16">,<text:s/></text:span><text:span text:style-name="T19_17">связанных</text:span><text:span text:style-name="T19_18"><text:s/></text:span><text:span text:style-name="T19_19">с</text:span><text:span text:style-name="T19_20"><text:s/></text:span><text:span text:style-name="T19_21">утечкой</text:span><text:span text:style-name="T19_22"><text:s/></text:span><text:span text:style-name="T19_23">информации</text:span><text:span text:style-name="T19_24">,<text:s/></text:span><text:span text:style-name="T19_25">регулирующие</text:span><text:span text:style-name="T19_26"><text:s/></text:span><text:span text:style-name="T19_27">органы</text:span><text:span text:style-name="T19_28"><text:s/></text:span><text:span text:style-name="T19_29">могут</text:span><text:span text:style-name="T19_30"><text:s/></text:span><text:span text:style-name="T19_31">проин</text:span><text:span text:style-name="T19_32">­</text:span><text:span text:style-name="T19_33">спектировать</text:span><text:span text:style-name="T19_34"><text:s/></text:span><text:span text:style-name="T19_35">лабораторию</text:span><text:span text:style-name="T19_36">,<text:s/></text:span><text:span text:style-name="T19_37">которая</text:span><text:span text:style-name="T19_38"><text:s/></text:span><text:span text:style-name="T19_39">проводила</text:span><text:span text:style-name="T19_40"><text:s/></text:span><text:span text:style-name="T19_41">испытания</text:span><text:span text:style-name="T19_42">,<text:s/></text:span><text:span text:style-name="T19_43">и</text:span><text:span text:style-name="T19_44"><text:s/></text:span><text:span text:style-name="T19_45">приостанов</text:span><text:span text:style-name="T19_46">­</text:span><text:span text:style-name="T19_47">ить</text:span><text:span text:style-name="T19_48"><text:s/></text:span><text:span text:style-name="T19_49">лицензию</text:span><text:span text:style-name="T19_50"><text:s/></text:span><text:span text:style-name="T19_51">и</text:span><text:span text:style-name="T19_52"><text:s/></text:span><text:span text:style-name="T19_53">аттестаты</text:span><text:span text:style-name="T19_54"><text:s/></text:span><text:span text:style-name="T19_55">аккредитации</text:span><text:span text:style-name="T19_56">.</text:span></text:p>
      <text:p text:style-name="P20"><text:span text:style-name="T20_1">Деятельность</text:span><text:span text:style-name="T20_2"><text:s/></text:span><text:span text:style-name="T20_3">российских</text:span><text:span text:style-name="T20_4"><text:s/></text:span><text:span text:style-name="T20_5">систем</text:span><text:span text:style-name="T20_6"><text:s/></text:span><text:span text:style-name="T20_7">сертификации</text:span><text:span text:style-name="T20_8"><text:s/></text:span><text:span text:style-name="T20_9">в</text:span><text:span text:style-name="T20_10"><text:s/></text:span><text:span text:style-name="T20_11">РФ</text:span><text:span text:style-name="T20_12"><text:s/></text:span><text:span text:style-name="T20_13">регламентируется</text:span><text:span text:style-name="T20_14"><text:s/></text:span><text:span text:style-name="T20_15">Феде</text:span><text:span text:style-name="T20_16">­</text:span><text:span text:style-name="T20_17">ральным</text:span><text:span text:style-name="T20_18"><text:s/></text:span><text:span text:style-name="T20_19">законом</text:span><text:span text:style-name="T20_20"><text:s/>№<text:s/>184<text:s/>«</text:span><text:span text:style-name="T20_21">О</text:span><text:span text:style-name="T20_22"><text:s/></text:span><text:span text:style-name="T20_23">техническом</text:span><text:span text:style-name="T20_24"><text:s/></text:span><text:span text:style-name="T20_25">регулировании</text:span><text:span text:style-name="T20_26">».<text:s/></text:span><text:span text:style-name="T20_27">Сертификация</text:span><text:span text:style-name="T20_28"><text:s/></text:span><text:span text:style-name="T20_29">средств</text:span><text:span text:style-name="T20_30"><text:s/></text:span><text:span text:style-name="T20_31">защиты</text:span><text:span text:style-name="T20_32"><text:s/></text:span><text:span text:style-name="T20_33">информации</text:span><text:span text:style-name="T20_34"><text:s/></text:span><text:span text:style-name="T20_35">может</text:span><text:span text:style-name="T20_36"><text:s/></text:span><text:span text:style-name="T20_37">быть</text:span><text:span text:style-name="T20_38"><text:s/></text:span><text:span text:style-name="T20_39">добровольной</text:span><text:span text:style-name="T20_40"><text:s/></text:span><text:span text:style-name="T20_41">или</text:span><text:span text:style-name="T20_42"><text:s/></text:span><text:span text:style-name="T20_43">обязательной</text:span><text:span text:style-name="T20_44"><text:s/>—<text:s/></text:span><text:span text:style-name="T20_45">проводимой</text:span><text:span text:style-name="T20_46"><text:s/></text:span><text:span text:style-name="T20_47">главным</text:span><text:span text:style-name="T20_48"><text:s/></text:span><text:span text:style-name="T20_49">образом</text:span><text:span text:style-name="T20_50"><text:s/></text:span><text:span text:style-name="T20_51">в</text:span><text:span text:style-name="T20_52"><text:s/></text:span><text:span text:style-name="T20_53">рамках</text:span><text:span text:style-name="T20_54"><text:s/></text:span><text:span text:style-name="T20_55">Минобороны</text:span><text:span text:style-name="T20_56">,<text:s/></text:span><text:span text:style-name="T20_57">ФСБ</text:span><text:span text:style-name="T20_58"><text:s/></text:span><text:span text:style-name="T20_59">и</text:span><text:span text:style-name="T20_60"><text:s/></text:span><text:span text:style-name="T20_61">ФСТЭК</text:span><text:span text:style-name="T20_62">.<text:s/></text:span><text:span text:style-name="T20_63">К</text:span><text:span text:style-name="T20_64"><text:s/></text:span><text:span text:style-name="T20_65">компетенции</text:span><text:span text:style-name="T20_66"><text:s/></text:span><text:span text:style-name="T20_67">ФСБ</text:span><text:span text:style-name="T20_68"><text:s/></text:span><text:span text:style-name="T20_69">отно</text:span><text:span text:style-name="T20_70">­</text:span><text:span text:style-name="T20_71">сятся</text:span><text:span text:style-name="T20_72"><text:s/></text:span><text:span text:style-name="T20_73">средства</text:span><text:span text:style-name="T20_74"><text:s/></text:span><text:span text:style-name="T20_75">защиты</text:span><text:span text:style-name="T20_76"><text:s/></text:span><text:span text:style-name="T20_77">информации</text:span><text:span text:style-name="T20_78">,<text:s/></text:span><text:span text:style-name="T20_79">применяемые</text:span><text:span text:style-name="T20_80"><text:s/></text:span><text:span text:style-name="T20_81">в</text:span><text:span text:style-name="T20_82"><text:s/></text:span><text:span text:style-name="T20_83">органах</text:span><text:span text:style-name="T20_84"><text:s/></text:span><text:span text:style-name="T20_85">государ</text:span><text:span text:style-name="T20_86">­</text:span><text:span text:style-name="T20_87">ственной</text:span><text:span text:style-name="T20_88"><text:s/></text:span><text:span text:style-name="T20_89">власти</text:span><text:span text:style-name="T20_90">.<text:s/></text:span><text:span text:style-name="T20_91">Система</text:span><text:span text:style-name="T20_92"><text:s/></text:span><text:span text:style-name="T20_93">сертификации</text:span><text:span text:style-name="T20_94"><text:s/></text:span><text:span text:style-name="T20_95">средств</text:span><text:span text:style-name="T20_96"><text:s/></text:span><text:span text:style-name="T20_97">защиты</text:span><text:span text:style-name="T20_98"><text:s/></text:span><text:span text:style-name="T20_99">информации</text:span><text:span text:style-name="T20_100"><text:s/></text:span><text:span text:style-name="T20_101">Минобо</text:span><text:span text:style-name="T20_102">­</text:span><text:span text:style-name="T20_103">роны</text:span><text:span text:style-name="T20_104">,<text:s/></text:span><text:span text:style-name="T20_105">в</text:span><text:span text:style-name="T20_106"><text:s/></text:span><text:span text:style-name="T20_107">свою</text:span><text:span text:style-name="T20_108"><text:s/></text:span><text:span text:style-name="T20_109">очередь</text:span><text:span text:style-name="T20_110">,<text:s/></text:span><text:span text:style-name="T20_111">ориентирована</text:span><text:span text:style-name="T20_112"><text:s/></text:span><text:span text:style-name="T20_113">на</text:span><text:span text:style-name="T20_114"><text:s/></text:span><text:span text:style-name="T20_115">программные</text:span><text:span text:style-name="T20_116"><text:s/></text:span><text:span text:style-name="T20_117">изделия</text:span><text:span text:style-name="T20_118">,<text:s/></text:span><text:span text:style-name="T20_119">применяемые</text:span><text:span text:style-name="T20_120"><text:s/></text:span><text:span text:style-name="T20_121">на</text:span><text:span text:style-name="T20_122"><text:s/></text:span><text:span text:style-name="T20_123">объектах</text:span><text:span text:style-name="T20_124"><text:s/></text:span><text:span text:style-name="T20_125">военного</text:span><text:span text:style-name="T20_126"><text:s/></text:span><text:span text:style-name="T20_127">назначения</text:span><text:span text:style-name="T20_128">.</text:span></text:p>
      <text:p text:style-name="P21"><text:span text:style-name="T21_1">3.<text:s/></text:span><text:span text:style-name="T21_2">Добровольная</text:span><text:span text:style-name="T21_3"><text:s/></text:span><text:span text:style-name="T21_4">сертификация</text:span></text:p>
      <text:p text:style-name="P22"><text:span text:style-name="T22_1">Добровольная</text:span><text:span text:style-name="T22_2"><text:s/></text:span><text:span text:style-name="T22_3">сертификация</text:span><text:span text:style-name="T22_4"><text:s/></text:span><text:span text:style-name="T22_5">применяется</text:span><text:span text:style-name="T22_6"><text:s/></text:span><text:span text:style-name="T22_7">с</text:span><text:span text:style-name="T22_8"><text:s/></text:span><text:span text:style-name="T22_9">целью</text:span><text:span text:style-name="T22_10"><text:s/></text:span><text:span text:style-name="T22_11">повышения</text:span><text:span text:style-name="T22_12"><text:s/></text:span><text:span text:style-name="T22_13">конкурентоспособности</text:span><text:span text:style-name="T22_14"><text:s/></text:span><text:span text:style-name="T22_15">продукции</text:span><text:span text:style-name="T22_16">,<text:s/></text:span><text:span text:style-name="T22_17">расширения</text:span><text:span text:style-name="T22_18"><text:s/></text:span><text:span text:style-name="T22_19">сферы</text:span><text:span text:style-name="T22_20"><text:s/></text:span><text:span text:style-name="T22_21">ее</text:span><text:span text:style-name="T22_22"><text:s/></text:span><text:span text:style-name="T22_23">использования</text:span><text:span text:style-name="T22_24"><text:s/></text:span><text:span text:style-name="T22_25">и</text:span><text:span text:style-name="T22_26"><text:s/></text:span><text:span text:style-name="T22_27">получения</text:span><text:span text:style-name="T22_28"><text:s/></text:span><text:span text:style-name="T22_29">дополнительных</text:span><text:span text:style-name="T22_30"><text:s/></text:span><text:span text:style-name="T22_31">экономических</text:span><text:span text:style-name="T22_32"><text:s/></text:span><text:span text:style-name="T22_33">преимуществ</text:span><text:span text:style-name="T22_34">.<text:s/></text:span><text:span text:style-name="T22_35">Результаты</text:span><text:span text:style-name="T22_36"><text:s/></text:span><text:span text:style-name="T22_37">сертификации</text:span><text:span text:style-name="T22_38"><text:s/></text:span><text:span text:style-name="T22_39">должны</text:span><text:span text:style-name="T22_40"><text:s/></text:span><text:span text:style-name="T22_41">оправдывать</text:span><text:span text:style-name="T22_42"><text:s/></text:span><text:span text:style-name="T22_43">затраты</text:span><text:span text:style-name="T22_44"><text:s/></text:span><text:span text:style-name="T22_45">на</text:span><text:span text:style-name="T22_46"><text:s/></text:span><text:span text:style-name="T22_47">ее</text:span><text:span text:style-name="T22_48"><text:s/></text:span><text:span text:style-name="T22_49">проведение</text:span><text:span text:style-name="T22_50"><text:s/></text:span><text:span text:style-name="T22_51">вследствие</text:span><text:span text:style-name="T22_52"><text:s/></text:span><text:span text:style-name="T22_53">получения</text:span><text:span text:style-name="T22_54"><text:s/></text:span><text:span text:style-name="T22_55">пользователями</text:span><text:span text:style-name="T22_56"><text:s/></text:span><text:span text:style-name="T22_57">продукции</text:span><text:span text:style-name="T22_58"><text:s/></text:span><text:span text:style-name="T22_59">с</text:span><text:span text:style-name="T22_60"><text:s/></text:span><text:span text:style-name="T22_61">показателями</text:span><text:span text:style-name="T22_62"><text:s/></text:span><text:span text:style-name="T22_63">более</text:span><text:span text:style-name="T22_64"><text:s/></text:span><text:span text:style-name="T22_65">высокого</text:span><text:span text:style-name="T22_66"><text:s/></text:span><text:span text:style-name="T22_67">качества</text:span><text:span text:style-name="T22_68">.<text:s/></text:span><text:span text:style-name="T22_69">Таким</text:span><text:span text:style-name="T22_70"><text:s/></text:span><text:span text:style-name="T22_71">сертификационным</text:span><text:span text:style-name="T22_72"><text:s/></text:span><text:span text:style-name="T22_73">испытаниям</text:span><text:span text:style-name="T22_74"><text:s/></text:span><text:span text:style-name="T22_75">подвергаются</text:span><text:span text:style-name="T22_76"><text:s/></text:span><text:span text:style-name="T22_77">компоненты</text:span><text:span text:style-name="T22_78"><text:s/></text:span><text:span text:style-name="T22_79">операционных</text:span><text:span text:style-name="T22_80"><text:s/></text:span><text:span text:style-name="T22_81">систем</text:span><text:span text:style-name="T22_82"><text:s/></text:span><text:span text:style-name="T22_83">и</text:span><text:span text:style-name="T22_84"><text:s/></text:span><text:span text:style-name="T22_85">пакеты</text:span><text:span text:style-name="T22_86"><text:s/></text:span><text:span text:style-name="T22_87">прикладных</text:span><text:span text:style-name="T22_88"><text:s/></text:span><text:span text:style-name="T22_89">программ</text:span><text:span text:style-name="T22_90"><text:s/></text:span><text:span text:style-name="T22_91">широкого</text:span><text:span text:style-name="T22_92"><text:s/></text:span><text:span text:style-name="T22_93">применения</text:span><text:span text:style-name="T22_94">.</text:span><text:span text:style-name="T22_95"><text:s/></text:span><text:span text:style-name="T22_96">Добровольные</text:span><text:span text:style-name="T22_97"><text:s/></text:span><text:span text:style-name="T22_98">системы</text:span><text:span text:style-name="T22_99"><text:s/></text:span><text:span text:style-name="T22_100">сертификации</text:span><text:span text:style-name="T22_101"><text:s/></text:span><text:span text:style-name="T22_102">средств</text:span><text:span text:style-name="T22_103"><text:s/></text:span><text:span text:style-name="T22_104">защиты</text:span><text:span text:style-name="T22_105"><text:s/></text:span><text:span text:style-name="T22_106">информации</text:span><text:span text:style-name="T22_107"><text:s/></text:span><text:span text:style-name="T22_108">на</text:span><text:span text:style-name="T22_109"><text:s/></text:span><text:span text:style-name="T22_110">сего</text:span><text:span text:style-name="T22_111">­</text:span><text:span text:style-name="T22_112">дняшний</text:span><text:span text:style-name="T22_113"><text:s/></text:span><text:span text:style-name="T22_114">день</text:span><text:span text:style-name="T22_115"><text:s/></text:span><text:span text:style-name="T22_116">пока</text:span><text:span text:style-name="T22_117"><text:s/></text:span><text:span text:style-name="T22_118">еще</text:span><text:span text:style-name="T22_119"><text:s/></text:span><text:span text:style-name="T22_120">не</text:span><text:span text:style-name="T22_121"><text:s/></text:span><text:span text:style-name="T22_122">получили</text:span><text:span text:style-name="T22_123"><text:s/></text:span><text:span text:style-name="T22_124">широкого</text:span><text:span text:style-name="T22_125"><text:s/></text:span><text:span text:style-name="T22_126">распространения</text:span><text:span text:style-name="T22_127">.<text:s/></text:span><text:span text:style-name="T22_128">Такого</text:span><text:span text:style-name="T22_129"><text:s/></text:span><text:span text:style-name="T22_130">рода</text:span><text:span text:style-name="T22_131"><text:s/></text:span><text:span text:style-name="T22_132">системой</text:span><text:span text:style-name="T22_133"><text:s/></text:span><text:span text:style-name="T22_134">является</text:span><text:span text:style-name="T22_135"><text:s/>«</text:span><text:span text:style-name="T22_136">АйТи</text:span><text:span text:style-name="T22_137">-</text:span><text:span text:style-name="T22_138">Сертифи</text:span><text:span text:style-name="T22_139">­</text:span><text:span text:style-name="T22_140">ка</text:span><text:span text:style-name="T22_141">»,<text:s/></text:span><text:span text:style-name="T22_142">но</text:span><text:span text:style-name="T22_143"><text:s/></text:span><text:span text:style-name="T22_144">более</text:span><text:span text:style-name="T22_145"><text:s/></text:span><text:span text:style-name="T22_146">известным</text:span><text:span text:style-name="T22_147"><text:s/></text:span><text:span text:style-name="T22_148">средством</text:span><text:span text:style-name="T22_149"><text:s/></text:span><text:span text:style-name="T22_150">сертификации</text:span><text:span text:style-name="T22_151"><text:s/></text:span><text:span text:style-name="T22_152">является</text:span><text:span text:style-name="T22_153"><text:s/></text:span><text:span text:style-name="T22_154">ЦЕРБЕР</text:span><text:span text:style-name="T22_155">.<text:s/></text:span><text:span text:style-name="T22_156">К</text:span><text:span text:style-name="T22_157"><text:s/></text:span><text:span text:style-name="T22_158">сожалению</text:span><text:span text:style-name="T22_159">,<text:s/></text:span><text:span text:style-name="T22_160">несмотря</text:span><text:span text:style-name="T22_161"><text:s/></text:span><text:span text:style-name="T22_162">на</text:span><text:span text:style-name="T22_163"><text:s/></text:span><text:span text:style-name="T22_164">то</text:span><text:span text:style-name="T22_165"><text:s/></text:span><text:span text:style-name="T22_166">что</text:span><text:span text:style-name="T22_167"><text:s/></text:span><text:span text:style-name="T22_168">в</text:span><text:span text:style-name="T22_169"><text:s/></text:span><text:span text:style-name="T22_170">добровольных</text:span><text:span text:style-name="T22_171"><text:s/></text:span><text:span text:style-name="T22_172">системах</text:span><text:span text:style-name="T22_173"><text:s/></text:span><text:span text:style-name="T22_174">можно</text:span><text:span text:style-name="T22_175"><text:s/></text:span><text:span text:style-name="T22_176">получить</text:span><text:span text:style-name="T22_177"><text:s/></text:span><text:span text:style-name="T22_178">сертификат</text:span><text:span text:style-name="T22_179"><text:s/></text:span><text:span text:style-name="T22_180">на</text:span><text:span text:style-name="T22_181"><text:s/></text:span><text:span text:style-name="T22_182">соответствие</text:span><text:span text:style-name="T22_183"><text:s/></text:span><text:span text:style-name="T22_184">любому</text:span><text:span text:style-name="T22_185"><text:s/></text:span><text:span text:style-name="T22_186">нормативному</text:span><text:span text:style-name="T22_187"><text:s/></text:span><text:span text:style-name="T22_188">документу</text:span><text:span text:style-name="T22_189"><text:s/></text:span><text:span text:style-name="T22_190">по</text:span><text:span text:style-name="T22_191"><text:s/></text:span><text:span text:style-name="T22_192">защите</text:span><text:span text:style-name="T22_193"><text:s/></text:span><text:span text:style-name="T22_194">конфи</text:span><text:span text:style-name="T22_195">­</text:span><text:span text:style-name="T22_196">денциальной</text:span><text:span text:style-name="T22_197"><text:s/></text:span><text:span text:style-name="T22_198">информации</text:span><text:span text:style-name="T22_199">,<text:s/></text:span><text:span text:style-name="T22_200">при</text:span><text:span text:style-name="T22_201"><text:s/></text:span><text:span text:style-name="T22_202">аттестации</text:span><text:span text:style-name="T22_203"><text:s/></text:span><text:span text:style-name="T22_204">объектов</text:span><text:span text:style-name="T22_205"><text:s/></text:span><text:span text:style-name="T22_206">информатизации</text:span><text:span text:style-name="T22_207"><text:s/></text:span><text:span text:style-name="T22_208">такие</text:span><text:span text:style-name="T22_209"><text:s/></text:span><text:span text:style-name="T22_210">сертификаты</text:span><text:span text:style-name="T22_211"><text:s/></text:span><text:span text:style-name="T22_212">ФСТЭК</text:span><text:span text:style-name="T22_213"><text:s/></text:span><text:span text:style-name="T22_214">России</text:span><text:span text:style-name="T22_215"><text:s/></text:span><text:span text:style-name="T22_216">не</text:span><text:span text:style-name="T22_217"><text:s/></text:span><text:span text:style-name="T22_218">признаются</text:span><text:span text:style-name="T22_219">.</text:span></text:p>
      <text:p text:style-name="P23"><text:span text:style-name="T23_1">4.<text:s text:c="2"/></text:span><text:span text:style-name="T23_2">Об</text:span><text:span text:style-name="T23_3">язательная</text:span><text:span text:style-name="T23_4"><text:s/></text:span><text:span text:style-name="T23_5">сертификация</text:span></text:p>
      <text:p text:style-name="P24"><text:span text:style-name="T24_1">Об</text:span><text:span text:style-name="T24_2">язательная</text:span><text:span text:style-name="T24_3"><text:s/></text:span><text:span text:style-name="T24_4">сертификация</text:span><text:span text:style-name="T24_5"><text:s/></text:span><text:span text:style-name="T24_6">необходима</text:span><text:span text:style-name="T24_7"><text:s/></text:span><text:span text:style-name="T24_8">для</text:span><text:span text:style-name="T24_9"><text:s/></text:span><text:span text:style-name="T24_10">программных</text:span><text:span text:style-name="T24_11"><text:s/></text:span><text:span text:style-name="T24_12">продуктов</text:span><text:span text:style-name="T24_13"><text:s/></text:span><text:span text:style-name="T24_14">и</text:span><text:span text:style-name="T24_15"><text:s/></text:span><text:span text:style-name="T24_16">их</text:span><text:span text:style-name="T24_17"><text:s/></text:span><text:span text:style-name="T24_18">производства</text:span><text:span text:style-name="T24_19">,<text:s/></text:span><text:span text:style-name="T24_20">выполняющих</text:span><text:span text:style-name="T24_21"><text:s/></text:span><text:span text:style-name="T24_22">особо</text:span><text:span text:style-name="T24_23"><text:s/></text:span><text:span text:style-name="T24_24">ответственные</text:span><text:span text:style-name="T24_25"><text:s/></text:span><text:span text:style-name="T24_26">функции</text:span><text:span text:style-name="T24_27">,<text:s/></text:span><text:span text:style-name="T24_28">в</text:span><text:span text:style-name="T24_29"><text:s/></text:span><text:span text:style-name="T24_30">которых</text:span><text:span text:style-name="T24_31"><text:s/></text:span><text:span text:style-name="T24_32">недостаточное</text:span><text:span text:style-name="T24_33"><text:s/></text:span><text:span text:style-name="T24_34">качество</text:span><text:span text:style-name="T24_35">,<text:s/></text:span><text:span text:style-name="T24_36">ошибки</text:span><text:span text:style-name="T24_37"><text:s/></text:span><text:span text:style-name="T24_38">или</text:span><text:span text:style-name="T24_39"><text:s/></text:span><text:span text:style-name="T24_40">отказы</text:span><text:span text:style-name="T24_41"><text:s/></text:span><text:span text:style-name="T24_42">могут</text:span><text:span text:style-name="T24_43"><text:s/></text:span><text:span text:style-name="T24_44">нанести</text:span><text:span text:style-name="T24_45"><text:s/></text:span><text:span text:style-name="T24_46">большой</text:span><text:span text:style-name="T24_47"><text:s/></text:span><text:span text:style-name="T24_48">ущерб</text:span><text:span text:style-name="T24_49"><text:s/></text:span><text:span text:style-name="T24_50">или</text:span><text:span text:style-name="T24_51"><text:s/></text:span><text:span text:style-name="T24_52">опасны</text:span><text:span text:style-name="T24_53"><text:s/></text:span><text:span text:style-name="T24_54">для</text:span><text:span text:style-name="T24_55"><text:s/></text:span><text:span text:style-name="T24_56">жизни</text:span><text:span text:style-name="T24_57"><text:s/></text:span><text:span text:style-name="T24_58">и</text:span><text:span text:style-name="T24_59"><text:s/></text:span><text:span text:style-name="T24_60">здоровья</text:span><text:span text:style-name="T24_61"><text:s/></text:span><text:span text:style-name="T24_62">людей</text:span><text:span text:style-name="T24_63">.<text:s/></text:span><text:span text:style-name="T24_64">Примером</text:span><text:span text:style-name="T24_65"><text:s/></text:span><text:span text:style-name="T24_66">такой</text:span><text:span text:style-name="T24_67"><text:s/></text:span><text:span text:style-name="T24_68">сертификации</text:span><text:span text:style-name="T24_69"><text:s/></text:span><text:span text:style-name="T24_70">служат</text:span><text:span text:style-name="T24_71"><text:s/></text:span><text:span text:style-name="T24_72">программные</text:span><text:span text:style-name="T24_73"><text:s/></text:span><text:span text:style-name="T24_74">продукты</text:span><text:span text:style-name="T24_75"><text:s/></text:span><text:span text:style-name="T24_76">в</text:span><text:span text:style-name="T24_77"><text:s/></text:span><text:span text:style-name="T24_78">авиации</text:span><text:span text:style-name="T24_79">,<text:s/></text:span><text:span text:style-name="T24_80">в</text:span><text:span text:style-name="T24_81"><text:s/></text:span><text:span text:style-name="T24_82">атомной</text:span><text:span text:style-name="T24_83"><text:s/></text:span><text:span text:style-name="T24_84">энергетике</text:span><text:span text:style-name="T24_85">,<text:s/></text:span><text:span text:style-name="T24_86">в</text:span><text:span text:style-name="T24_87"><text:s/></text:span><text:span text:style-name="T24_88">военных</text:span><text:span text:style-name="T24_89"><text:s/></text:span><text:span text:style-name="T24_90">системах</text:span><text:span text:style-name="T24_91"><text:s/></text:span><text:span text:style-name="T24_92">и</text:span><text:span text:style-name="T24_93"><text:s/></text:span><text:span text:style-name="T24_94">т</text:span><text:span text:style-name="T24_95">.</text:span><text:span text:style-name="T24_96">д</text:span><text:span text:style-name="T24_97">.</text:span></text:p>
      <text:p text:style-name="P25"><text:span text:style-name="T25_1">Существуют</text:span><text:span text:style-name="T25_2"><text:s/></text:span><text:span text:style-name="T25_3">два</text:span><text:span text:style-name="T25_4"><text:s/></text:span><text:span text:style-name="T25_5">основных</text:span><text:span text:style-name="T25_6"><text:s/></text:span><text:span text:style-name="T25_7">подхода</text:span><text:span text:style-name="T25_8"><text:s/></text:span><text:span text:style-name="T25_9">к</text:span><text:span text:style-name="T25_10"><text:s/></text:span><text:span text:style-name="T25_11">сертификации</text:span><text:span text:style-name="T25_12">:</text:span></text:p>
      <text:p text:style-name="P2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7"><text:span text:style-name="T27_1">подход</text:span></text:p>
          </table:table-cell>
          <table:table-cell table:style-name="Cell2">
            <text:p text:style-name="P28"><text:span text:style-name="T28_1">документы</text:span></text:p>
          </table:table-cell>
        </table:table-row>
        <table:table-row table:style-name="Row2">
          <table:table-cell table:style-name="Cell3">
            <text:p text:style-name="P29"><text:span text:style-name="T29_1">1.<text:s/></text:span><text:span text:style-name="T29_2">Функциональное</text:span><text:span text:style-name="T29_3"><text:s/></text:span><text:span text:style-name="T29_4">тестирование</text:span></text:p>
          </table:table-cell>
          <table:table-cell table:style-name="Cell4">
            <text:p text:style-name="P30"><text:span text:style-name="T30_1">в</text:span><text:span text:style-name="T30_2"><text:s/></text:span><text:span text:style-name="T30_3">соответствии</text:span><text:span text:style-name="T30_4"><text:s/></text:span><text:span text:style-name="T30_5">с</text:span><text:span text:style-name="T30_6"><text:s/></text:span><text:span text:style-name="T30_7">положени</text:span><text:span text:style-name="T30_8">­</text:span><text:span text:style-name="T30_9">ями</text:span><text:span text:style-name="T30_10"><text:s/></text:span><text:span text:style-name="T30_11">стандарта</text:span><text:span text:style-name="T30_12"><text:s/></text:span><text:span text:style-name="T30_13">ГОСТ</text:span><text:span text:style-name="T30_14"><text:s/></text:span><text:span text:style-name="T30_15">Р</text:span><text:span text:style-name="T30_16"><text:s/>15408</text:span></text:p>
          </table:table-cell>
        </table:table-row>
        <table:table-row table:style-name="Row3">
          <table:table-cell table:style-name="Cell5">
            <text:p text:style-name="P31"><text:span text:style-name="T31_1">2.<text:s/></text:span><text:span text:style-name="T31_2">Структурное</text:span><text:span text:style-name="T31_3"><text:s/></text:span><text:span text:style-name="T31_4">тестирование</text:span></text:p>
          </table:table-cell>
          <table:table-cell table:style-name="Cell6">
            <text:p text:style-name="P32"><text:span text:style-name="T32_1">по</text:span><text:span text:style-name="T32_2"><text:s/></text:span><text:span text:style-name="T32_3">ГОСТ</text:span><text:span text:style-name="T32_4"><text:s/></text:span><text:span text:style-name="T32_5">Р</text:span><text:span text:style-name="T32_6"><text:s/>51275-99</text:span></text:p>
          </table:table-cell>
        </table:table-row>
      </table:table>
      <text:p text:style-name="P33"/>
      <text:p text:style-name="P34"><text:span text:style-name="T34_1">Функциональное</text:span><text:span text:style-name="T34_2"><text:s/></text:span><text:span text:style-name="T34_3">тестирование</text:span><text:span text:style-name="T34_4"><text:s/></text:span><text:span text:style-name="T34_5">средств</text:span><text:span text:style-name="T34_6"><text:s/></text:span><text:span text:style-name="T34_7">защиты</text:span><text:span text:style-name="T34_8"><text:s/></text:span><text:span text:style-name="T34_9">информации</text:span><text:span text:style-name="T34_10">,<text:s/></text:span><text:span text:style-name="T34_11">позволяю</text:span><text:span text:style-name="T34_12">­</text:span><text:span text:style-name="T34_13">щее</text:span><text:span text:style-name="T34_14"><text:s/></text:span><text:span text:style-name="T34_15">убедиться</text:span><text:span text:style-name="T34_16"><text:s/></text:span><text:span text:style-name="T34_17">в</text:span><text:span text:style-name="T34_18"><text:s/></text:span><text:span text:style-name="T34_19">том</text:span><text:span text:style-name="T34_20">,<text:s/></text:span><text:span text:style-name="T34_21">что</text:span><text:span text:style-name="T34_22"><text:s/></text:span><text:span text:style-name="T34_23">продукт</text:span><text:span text:style-name="T34_24"><text:s/></text:span><text:span text:style-name="T34_25">действительно</text:span><text:span text:style-name="T34_26"><text:s/></text:span><text:span text:style-name="T34_27">реализует</text:span><text:span text:style-name="T34_28"><text:s/></text:span><text:span text:style-name="T34_29">заявленные</text:span><text:span text:style-name="T34_30"><text:s/></text:span><text:span text:style-name="T34_31">функции</text:span><text:span text:style-name="T34_32">.<text:s/></text:span><text:span text:style-name="T34_33">Это</text:span><text:span text:style-name="T34_34"><text:s/></text:span><text:span text:style-name="T34_35">тестирование</text:span><text:span text:style-name="T34_36"><text:s/></text:span><text:span text:style-name="T34_37">проводится</text:span><text:span text:style-name="T34_38"><text:s/></text:span><text:span text:style-name="T34_39">в</text:span><text:span text:style-name="T34_40"><text:s/></text:span><text:span text:style-name="T34_41">соответствии</text:span><text:span text:style-name="T34_42"><text:s/></text:span><text:span text:style-name="T34_43">с</text:span><text:span text:style-name="T34_44"><text:s/></text:span><text:span text:style-name="T34_45">определенными</text:span><text:span text:style-name="T34_46"><text:s/></text:span><text:span text:style-name="T34_47">нормативными</text:span><text:span text:style-name="T34_48"><text:s/></text:span><text:span text:style-name="T34_49">документами</text:span><text:span text:style-name="T34_50"><text:s/></text:span><text:span text:style-name="T34_51">Гостехкомиссии</text:span><text:span text:style-name="T34_52"><text:s/></text:span><text:span text:style-name="T34_53">России</text:span><text:span text:style-name="T34_54">.<text:s/></text:span><text:span text:style-name="T34_55">Если</text:span><text:span text:style-name="T34_56"><text:s/></text:span><text:span text:style-name="T34_57">же</text:span><text:span text:style-name="T34_58"><text:s/></text:span><text:span text:style-name="T34_59">не</text:span><text:span text:style-name="T34_60"><text:s/></text:span><text:span text:style-name="T34_61">существует</text:span><text:span text:style-name="T34_62"><text:s/></text:span><text:span text:style-name="T34_63">документа</text:span><text:span text:style-name="T34_64">,<text:s/></text:span><text:span text:style-name="T34_65">которому</text:span><text:span text:style-name="T34_66"><text:s/></text:span><text:span text:style-name="T34_67">сертифицируемый</text:span><text:span text:style-name="T34_68"><text:s/></text:span><text:span text:style-name="T34_69">продукт</text:span><text:span text:style-name="T34_70"><text:s/></text:span><text:span text:style-name="T34_71">соответствовал</text:span><text:span text:style-name="T34_72"><text:s/></text:span><text:span text:style-name="T34_73">бы</text:span><text:span text:style-name="T34_74"><text:s/></text:span><text:span text:style-name="T34_75">в</text:span><text:span text:style-name="T34_76"><text:s/></text:span><text:span text:style-name="T34_77">полной</text:span><text:span text:style-name="T34_78"><text:s/></text:span><text:span text:style-name="T34_79">мере</text:span><text:span text:style-name="T34_80">,<text:s/></text:span><text:span text:style-name="T34_81">то</text:span><text:span text:style-name="T34_82"><text:s/></text:span><text:span text:style-name="T34_83">функциональные</text:span><text:span text:style-name="T34_84"><text:s/></text:span><text:span text:style-name="T34_85">требова</text:span><text:span text:style-name="T34_86">­</text:span><text:span text:style-name="T34_87">ния</text:span><text:span text:style-name="T34_88"><text:s/></text:span><text:span text:style-name="T34_89">могут</text:span><text:span text:style-name="T34_90"><text:s/></text:span><text:span text:style-name="T34_91">быть</text:span><text:span text:style-name="T34_92"><text:s/></text:span><text:span text:style-name="T34_93">сформулированы</text:span><text:span text:style-name="T34_94"><text:s/></text:span><text:span text:style-name="T34_95">в</text:span><text:span text:style-name="T34_96"><text:s/></text:span><text:span text:style-name="T34_97">явном</text:span><text:span text:style-name="T34_98"><text:s/></text:span><text:span text:style-name="T34_99">виде</text:span><text:span text:style-name="T34_100"><text:s/>–<text:s/></text:span><text:span text:style-name="T34_101">в</text:span><text:span text:style-name="T34_102"><text:s/></text:span><text:span text:style-name="T34_103">технических</text:span><text:span text:style-name="T34_104"><text:s/></text:span><text:span text:style-name="T34_105">условиях</text:span><text:span text:style-name="T34_106">,<text:s/></text:span><text:span text:style-name="T34_107">или</text:span><text:span text:style-name="T34_108"><text:s/></text:span><text:span text:style-name="T34_109">в</text:span><text:span text:style-name="T34_110"><text:s/></text:span><text:span text:style-name="T34_111">виде</text:span><text:span text:style-name="T34_112"><text:s/></text:span><text:span text:style-name="T34_113">задания</text:span><text:span text:style-name="T34_114"><text:s/></text:span><text:span text:style-name="T34_115">по</text:span><text:span text:style-name="T34_116"><text:s/></text:span><text:span text:style-name="T34_117">безопасности</text:span><text:span text:style-name="T34_118">.</text:span></text:p>
      <text:p text:style-name="P35"><text:span text:style-name="T35_1">Структурное</text:span><text:span text:style-name="T35_2"><text:s/></text:span><text:span text:style-name="T35_3">тестирование</text:span><text:span text:style-name="T35_4"><text:s/></text:span><text:span text:style-name="T35_5">программного</text:span><text:span text:style-name="T35_6"><text:s/></text:span><text:span text:style-name="T35_7">кода</text:span><text:span text:style-name="T35_8"><text:s/></text:span><text:span text:style-name="T35_9">на</text:span><text:span text:style-name="T35_10"><text:s/></text:span><text:span text:style-name="T35_11">отсутствие</text:span><text:span text:style-name="T35_12"><text:s/></text:span><text:span text:style-name="T35_13">недеклариро</text:span><text:span text:style-name="T35_14">­</text:span><text:span text:style-name="T35_15">ванных</text:span><text:span text:style-name="T35_16"><text:s/></text:span><text:span text:style-name="T35_17">возможностей</text:span><text:span text:style-name="T35_18">.<text:s/></text:span><text:span text:style-name="T35_19">Недекларированными</text:span><text:span text:style-name="T35_20"><text:s/></text:span><text:span text:style-name="T35_21">воз</text:span><text:span text:style-name="T35_22">­</text:span><text:span text:style-name="T35_23">можностями</text:span><text:span text:style-name="T35_24">,</text:span><text:span text:style-name="T35_25">например</text:span><text:span text:style-name="T35_26">,<text:s/></text:span><text:span text:style-name="T35_27">являются</text:span><text:span text:style-name="T35_28"><text:s/></text:span><text:span text:style-name="T35_29">программные</text:span><text:span text:style-name="T35_30"><text:s/></text:span><text:span text:style-name="T35_31">закладки</text:span><text:span text:style-name="T35_32">,<text:s/></text:span><text:span text:style-name="T35_33">которые</text:span><text:span text:style-name="T35_34"><text:s/></text:span><text:span text:style-name="T35_35">при</text:span><text:span text:style-name="T35_36"><text:s/></text:span><text:span text:style-name="T35_37">возникновении</text:span><text:span text:style-name="T35_38"><text:s/></text:span><text:span text:style-name="T35_39">определенных</text:span><text:span text:style-name="T35_40"><text:s/></text:span><text:span text:style-name="T35_41">условий</text:span><text:span text:style-name="T35_42"><text:s/></text:span><text:span text:style-name="T35_43">позволяют</text:span><text:span text:style-name="T35_44"><text:s/></text:span><text:span text:style-name="T35_45">осуществлять</text:span><text:span text:style-name="T35_46"><text:s/></text:span><text:span text:style-name="T35_47">несанкционированные</text:span><text:span text:style-name="T35_48"><text:s/></text:span><text:span text:style-name="T35_49">воздей</text:span><text:span text:style-name="T35_50">­</text:span><text:span text:style-name="T35_51">ствия</text:span><text:span text:style-name="T35_52"><text:s/></text:span><text:span text:style-name="T35_53">на</text:span><text:span text:style-name="T35_54"><text:s/></text:span><text:span text:style-name="T35_55">информацию</text:span><text:span text:style-name="T35_56">.<text:s/></text:span><text:span text:style-name="T35_57">Выявление</text:span><text:span text:style-name="T35_58"><text:s/></text:span><text:span text:style-name="T35_59">недекларирован</text:span><text:span text:style-name="T35_60">­</text:span><text:span text:style-name="T35_61">ных</text:span><text:span text:style-name="T35_62"><text:s/></text:span><text:span text:style-name="T35_63">возможностей</text:span><text:span text:style-name="T35_64"><text:s/>-<text:s/></text:span><text:span text:style-name="T35_65">проведение</text:span><text:span text:style-name="T35_66"><text:s/></text:span><text:span text:style-name="T35_67">серии</text:span><text:span text:style-name="T35_68"><text:s/></text:span><text:span text:style-name="T35_69">тестов</text:span><text:span text:style-name="T35_70"><text:s/></text:span><text:span text:style-name="T35_71">исходных</text:span><text:span text:style-name="T35_72"><text:s/></text:span><text:span text:style-name="T35_73">тек</text:span><text:span text:style-name="T35_74">­</text:span><text:span text:style-name="T35_75">стов</text:span><text:span text:style-name="T35_76"><text:s/></text:span><text:span text:style-name="T35_77">программ</text:span><text:span text:style-name="T35_78">.</text:span></text:p>
      <text:p text:style-name="P36"><text:span text:style-name="T36_1">В</text:span><text:span text:style-name="T36_2"><text:s/></text:span><text:span text:style-name="T36_3">большинстве</text:span><text:span text:style-name="T36_4"><text:s/></text:span><text:span text:style-name="T36_5">случаев</text:span><text:span text:style-name="T36_6"><text:s/></text:span><text:span text:style-name="T36_7">средство</text:span><text:span text:style-name="T36_8"><text:s/></text:span><text:span text:style-name="T36_9">защиты</text:span><text:span text:style-name="T36_10"><text:s/></text:span><text:span text:style-name="T36_11">информации</text:span><text:span text:style-name="T36_12"><text:s/></text:span><text:span text:style-name="T36_13">должно</text:span><text:span text:style-name="T36_14"><text:s/></text:span><text:span text:style-name="T36_15">быть</text:span><text:span text:style-name="T36_16"><text:s/></text:span><text:span text:style-name="T36_17">сертифици</text:span><text:span text:style-name="T36_18">­</text:span><text:span text:style-name="T36_19">ровано</text:span><text:span text:style-name="T36_20"><text:s/></text:span><text:span text:style-name="T36_21">как</text:span><text:span text:style-name="T36_22"><text:s/></text:span><text:span text:style-name="T36_23">в</text:span><text:span text:style-name="T36_24"><text:s/></text:span><text:span text:style-name="T36_25">части</text:span><text:span text:style-name="T36_26"><text:s/></text:span><text:span text:style-name="T36_27">основного</text:span><text:span text:style-name="T36_28"><text:s/></text:span><text:span text:style-name="T36_29">функционала</text:span><text:span text:style-name="T36_30">,<text:s/></text:span><text:span text:style-name="T36_31">так</text:span><text:span text:style-name="T36_32"><text:s/></text:span><text:span text:style-name="T36_33">и</text:span><text:span text:style-name="T36_34"><text:s/></text:span><text:span text:style-name="T36_35">на</text:span><text:span text:style-name="T36_36"><text:s/></text:span><text:span text:style-name="T36_37">предмет</text:span><text:span text:style-name="T36_38"><text:s/></text:span><text:span text:style-name="T36_39">отсутствия</text:span><text:span text:style-name="T36_40"><text:s/></text:span><text:span text:style-name="T36_41">неде</text:span><text:span text:style-name="T36_42">­</text:span><text:span text:style-name="T36_43">кларированных</text:span><text:span text:style-name="T36_44"><text:s/></text:span><text:span text:style-name="T36_45">возможностей</text:span><text:span text:style-name="T36_46">.<text:s/></text:span><text:span text:style-name="T36_47">Делается</text:span><text:span text:style-name="T36_48"><text:s/></text:span><text:span text:style-name="T36_49">исключение</text:span><text:span text:style-name="T36_50"><text:s/></text:span><text:span text:style-name="T36_51">для</text:span><text:span text:style-name="T36_52"><text:s/></text:span><text:span text:style-name="T36_53">систем</text:span><text:span text:style-name="T36_54"><text:s/></text:span><text:span text:style-name="T36_55">обработки</text:span><text:span text:style-name="T36_56"><text:s/></text:span><text:span text:style-name="T36_57">пер</text:span><text:span text:style-name="T36_58">­</text:span><text:span text:style-name="T36_59">сональных</text:span><text:span text:style-name="T36_60"><text:s/></text:span><text:span text:style-name="T36_61">данных</text:span><text:span text:style-name="T36_62"><text:s/></text:span><text:span text:style-name="T36_63">второго</text:span><text:span text:style-name="T36_64"><text:s/></text:span><text:span text:style-name="T36_65">и</text:span><text:span text:style-name="T36_66"><text:s/></text:span><text:span text:style-name="T36_67">третьего</text:span><text:span text:style-name="T36_68"><text:s/></text:span><text:span text:style-name="T36_69">класса</text:span><text:span text:style-name="T36_70"><text:s/></text:span><text:span text:style-name="T36_71">с</text:span><text:span text:style-name="T36_72"><text:s/></text:span><text:span text:style-name="T36_73">целью</text:span><text:span text:style-name="T36_74"><text:s/></text:span><text:span text:style-name="T36_75">снижения</text:span><text:span text:style-name="T36_76"><text:s/></text:span><text:span text:style-name="T36_77">затрат</text:span><text:span text:style-name="T36_78"><text:s/></text:span><text:span text:style-name="T36_79">на</text:span><text:span text:style-name="T36_80"><text:s/></text:span><text:span text:style-name="T36_81">защи</text:span><text:span text:style-name="T36_82">­</text:span><text:span text:style-name="T36_83">ту</text:span><text:span text:style-name="T36_84"><text:s/></text:span><text:span text:style-name="T36_85">информации</text:span><text:span text:style-name="T36_86"><text:s/></text:span><text:span text:style-name="T36_87">для</text:span><text:span text:style-name="T36_88"><text:s/></text:span><text:span text:style-name="T36_89">небольших</text:span><text:span text:style-name="T36_90"><text:s/></text:span><text:span text:style-name="T36_91">частных</text:span><text:span text:style-name="T36_92"><text:s/></text:span><text:span text:style-name="T36_93">организаций</text:span><text:span text:style-name="T36_94">.<text:s/></text:span><text:span text:style-name="T36_95">Если</text:span><text:span text:style-name="T36_96"><text:s/></text:span><text:span text:style-name="T36_97">программное</text:span><text:span text:style-name="T36_98"><text:s/></text:span><text:span text:style-name="T36_99">сред</text:span><text:span text:style-name="T36_100">­</text:span><text:span text:style-name="T36_101">ство</text:span><text:span text:style-name="T36_102"><text:s/></text:span><text:span text:style-name="T36_103">не</text:span><text:span text:style-name="T36_104"><text:s/></text:span><text:span text:style-name="T36_105">имеет</text:span><text:span text:style-name="T36_106"><text:s/></text:span><text:span text:style-name="T36_107">каких</text:span><text:span text:style-name="T36_108">-</text:span><text:span text:style-name="T36_109">либо</text:span><text:span text:style-name="T36_110"><text:s/></text:span><text:span text:style-name="T36_111">механизмов</text:span><text:span text:style-name="T36_112"><text:s/></text:span><text:span text:style-name="T36_113">защиты</text:span><text:span text:style-name="T36_114"><text:s/></text:span><text:span text:style-name="T36_115">информации</text:span><text:span text:style-name="T36_116">,<text:s/></text:span><text:span text:style-name="T36_117">оно</text:span><text:span text:style-name="T36_118"><text:s/></text:span><text:span text:style-name="T36_119">может</text:span><text:span text:style-name="T36_120"><text:s/></text:span><text:span text:style-name="T36_121">быть</text:span><text:span text:style-name="T36_122"><text:s/></text:span><text:span text:style-name="T36_123">сер</text:span><text:span text:style-name="T36_124">­</text:span><text:span text:style-name="T36_125">тифицировано</text:span><text:span text:style-name="T36_126"><text:s/></text:span><text:span text:style-name="T36_127">только</text:span><text:span text:style-name="T36_128"><text:s/></text:span><text:span text:style-name="T36_129">на</text:span><text:span text:style-name="T36_130"><text:s/></text:span><text:span text:style-name="T36_131">предмет</text:span><text:span text:style-name="T36_132"><text:s/></text:span><text:span text:style-name="T36_133">отсутствия</text:span><text:span text:style-name="T36_134"><text:s/></text:span><text:span text:style-name="T36_135">недекларированных</text:span><text:span text:style-name="T36_136"><text:s/></text:span><text:span text:style-name="T36_137">возможностей</text:span><text:span text:style-name="T36_138">.</text:span></text:p>
      <text:p text:style-name="P37"><text:span text:style-name="T37_1">5.<text:s/></text:span><text:span text:style-name="T37_2">Список</text:span><text:span text:style-name="T37_3"><text:s/></text:span><text:span text:style-name="T37_4">организаций</text:span><text:span text:style-name="T37_5"><text:s/></text:span><text:span text:style-name="T37_6">проводящие</text:span><text:span text:style-name="T37_7"><text:s/></text:span><text:span text:style-name="T37_8">сертификацию</text:span></text:p>
      <text:p text:style-name="P38"><text:span text:style-name="T38_1">Так</text:span><text:span text:style-name="T38_2"><text:s/></text:span><text:span text:style-name="T38_3">как</text:span><text:span text:style-name="T38_4"><text:s/></text:span><text:span text:style-name="T38_5">в</text:span><text:span text:style-name="T38_6"><text:s/></text:span><text:span text:style-name="T38_7">некотором</text:span><text:span text:style-name="T38_8"><text:s/></text:span><text:span text:style-name="T38_9">будущем</text:span><text:span text:style-name="T38_10"><text:s/></text:span><text:span text:style-name="T38_11">в</text:span><text:span text:style-name="T38_12"><text:s/></text:span><text:span text:style-name="T38_13">нашей</text:span><text:span text:style-name="T38_14"><text:s/></text:span><text:span text:style-name="T38_15">архитектуре</text:span><text:span text:style-name="T38_16"><text:s/></text:span><text:span text:style-name="T38_17">должен</text:span><text:span text:style-name="T38_18"><text:s/></text:span><text:span text:style-name="T38_19">появиться</text:span><text:span text:style-name="T38_20"><text:s/></text:span><text:span text:style-name="T38_21">модуль</text:span><text:span text:style-name="T38_22"><text:s/></text:span><text:span text:style-name="T38_23">системы</text:span><text:span text:style-name="T38_24"><text:s/></text:span><text:span text:style-name="T38_25">защиты</text:span><text:span text:style-name="T38_26"><text:s/></text:span><text:span text:style-name="T38_27">данных</text:span><text:span text:style-name="T38_28"><text:s/></text:span><text:span text:style-name="T38_29">от</text:span><text:span text:style-name="T38_30"><text:s/></text:span><text:span text:style-name="T38_31">НСД</text:span><text:span text:style-name="T38_32"><text:s/></text:span><text:span text:style-name="T38_33">рассмотрим</text:span><text:span text:style-name="T38_34"><text:s/></text:span><text:span text:style-name="T38_35">несколько</text:span><text:span text:style-name="T38_36"><text:s/></text:span><text:span text:style-name="T38_37">организаций</text:span><text:span text:style-name="T38_38">,<text:s/></text:span><text:span text:style-name="T38_39">которые</text:span><text:span text:style-name="T38_40"><text:s/></text:span><text:span text:style-name="T38_41">могут</text:span><text:span text:style-name="T38_42"><text:s/></text:span><text:span text:style-name="T38_43">провести</text:span><text:span text:style-name="T38_44"><text:s/></text:span><text:span text:style-name="T38_45">сертификацию</text:span><text:span text:style-name="T38_46"><text:s/></text:span><text:span text:style-name="T38_47">нашего</text:span><text:span text:style-name="T38_48"><text:s/></text:span><text:span text:style-name="T38_49">программного</text:span><text:span text:style-name="T38_50"><text:s/></text:span><text:span text:style-name="T38_51">комплекса</text:span><text:span text:style-name="T38_52">:</text:span></text:p>
      <text:p text:style-name="P39"/>
      <table:table table:style-name="Table2">
        <table:table-column table:style-name="Column3"/>
        <table:table-column table:style-name="Column4"/>
        <table:table-column table:style-name="Column5"/>
        <table:table-row table:style-name="Row4">
          <table:table-cell table:style-name="Cell7">
            <text:p text:style-name="P40"><text:span text:style-name="T40_1">Организация</text:span></text:p>
          </table:table-cell>
          <table:table-cell table:style-name="Cell8">
            <text:p text:style-name="P41"><text:span text:style-name="T41_1">Описание</text:span></text:p>
          </table:table-cell>
          <table:table-cell table:style-name="Cell9">
            <text:p text:style-name="P42"><text:span text:style-name="T42_1">Сертификация</text:span><text:span text:style-name="T42_2"><text:s/></text:span><text:span text:style-name="T42_3">продуктов</text:span></text:p>
          </table:table-cell>
        </table:table-row>
        <table:table-row table:style-name="Row5">
          <table:table-cell table:style-name="Cell10">
            <text:p text:style-name="P43"><text:span text:style-name="T43_1">Радиофизические</text:span><text:span text:style-name="T43_2"><text:s/></text:span><text:span text:style-name="T43_3">тестовые</text:span><text:span text:style-name="T43_4"><text:s/></text:span><text:span text:style-name="T43_5">технологии</text:span></text:p>
          </table:table-cell>
          <table:table-cell table:style-name="Cell11">
            <text:p text:style-name="P44"><text:span text:style-name="T44_1">Данный</text:span><text:span text:style-name="T44_2"><text:s/></text:span><text:span text:style-name="T44_3">орган</text:span><text:span text:style-name="T44_4"><text:s/></text:span><text:span text:style-name="T44_5">по</text:span><text:span text:style-name="T44_6"><text:s/></text:span><text:span text:style-name="T44_7">сертификации</text:span><text:span text:style-name="T44_8"><text:s/></text:span><text:span text:style-name="T44_9">програмных</text:span><text:span text:style-name="T44_10"><text:s/></text:span><text:span text:style-name="T44_11">средств</text:span><text:span text:style-name="T44_12"><text:s/></text:span><text:span text:style-name="T44_13">аккредитован</text:span><text:span text:style-name="T44_14"><text:s/></text:span><text:span text:style-name="T44_15">Ростехрегулированием</text:span><text:span text:style-name="T44_16">(</text:span><text:span text:style-name="T44_17">Госстандартом</text:span><text:span text:style-name="T44_18">)<text:s/></text:span><text:span text:style-name="T44_19">в</text:span><text:span text:style-name="T44_20"><text:s/></text:span><text:span text:style-name="T44_21">системе</text:span><text:span text:style-name="T44_22"><text:s/></text:span><text:span text:style-name="T44_23">сертификации</text:span><text:span text:style-name="T44_24"><text:s/></text:span><text:span text:style-name="T44_25">ГОСТ</text:span><text:span text:style-name="T44_26"><text:s/></text:span><text:span text:style-name="T44_27">Р</text:span><text:span text:style-name="T44_28">.</text:span></text:p>
          </table:table-cell>
          <table:table-cell table:style-name="Cell12">
            <text:p text:style-name="P45"><text:span text:style-name="T45_1">1<text:s/></text:span><text:span text:style-name="T45_2">операционные</text:span><text:span text:style-name="T45_3"><text:s/></text:span><text:span text:style-name="T45_4">системы</text:span><text:span text:style-name="T45_5"><text:s/></text:span><text:span text:style-name="T45_6">и</text:span><text:span text:style-name="T45_7"><text:s/></text:span><text:span text:style-name="T45_8">средства</text:span><text:span text:style-name="T45_9"><text:s/></text:span><text:span text:style-name="T45_10">их</text:span><text:span text:style-name="T45_11"><text:s/></text:span><text:span text:style-name="T45_12">расширения</text:span><text:span text:style-name="T45_13">,</text:span></text:p>
            <text:p text:style-name="P46"><text:span text:style-name="T46_1">2<text:s/></text:span><text:span text:style-name="T46_2">системы</text:span><text:span text:style-name="T46_3"><text:s/></text:span><text:span text:style-name="T46_4">программирования</text:span><text:span text:style-name="T46_5"><text:s/></text:span><text:span text:style-name="T46_6">и</text:span><text:span text:style-name="T46_7"><text:s/></text:span><text:span text:style-name="T46_8">утилиты</text:span><text:span text:style-name="T46_9">,</text:span></text:p>
            <text:p text:style-name="P47"><text:span text:style-name="T47_1">3<text:s/></text:span><text:span text:style-name="T47_2">сетевое</text:span><text:span text:style-name="T47_3"><text:s/></text:span><text:span text:style-name="T47_4">программное</text:span><text:span text:style-name="T47_5"><text:s/></text:span><text:span text:style-name="T47_6">обеспечение</text:span><text:span text:style-name="T47_7">,</text:span></text:p>
            <text:p text:style-name="P48"><text:span text:style-name="T48_1">4<text:s/></text:span><text:span text:style-name="T48_2">системы</text:span><text:span text:style-name="T48_3"><text:s/></text:span><text:span text:style-name="T48_4">управления</text:span><text:span text:style-name="T48_5"><text:s/></text:span><text:span text:style-name="T48_6">базами</text:span><text:span text:style-name="T48_7"><text:s/></text:span><text:span text:style-name="T48_8">данных</text:span><text:span text:style-name="T48_9"><text:s/>(</text:span><text:span text:style-name="T48_10">СУБД</text:span><text:span text:style-name="T48_11">),</text:span></text:p>
            <text:p text:style-name="P49"><text:span text:style-name="T49_1">5<text:s/></text:span><text:span text:style-name="T49_2">электронные</text:span><text:span text:style-name="T49_3"><text:s/></text:span><text:span text:style-name="T49_4">таблицы</text:span><text:span text:style-name="T49_5">,</text:span></text:p>
            <text:p text:style-name="P50"><text:span text:style-name="T50_1">6<text:s/></text:span><text:span text:style-name="T50_2">базы</text:span><text:span text:style-name="T50_3"><text:s/></text:span><text:span text:style-name="T50_4">данных</text:span><text:span text:style-name="T50_5"><text:s/></text:span><text:span text:style-name="T50_6">и</text:span><text:span text:style-name="T50_7"><text:s/></text:span><text:span text:style-name="T50_8">информационно</text:span><text:span text:style-name="T50_9">-</text:span><text:span text:style-name="T50_10">справочные</text:span><text:span text:style-name="T50_11"><text:s/></text:span><text:span text:style-name="T50_12">системы</text:span><text:span text:style-name="T50_13">,</text:span></text:p>
            <text:p text:style-name="P51"><text:span text:style-name="T51_1">7<text:s/></text:span><text:span text:style-name="T51_2">электронные</text:span><text:span text:style-name="T51_3"><text:s/></text:span><text:span text:style-name="T51_4">архивы</text:span><text:span text:style-name="T51_5">.</text:span></text:p>
            <text:p text:style-name="P52"><text:span text:style-name="T52_1">8<text:s/></text:span><text:span text:style-name="T52_2">и</text:span><text:span text:style-name="T52_3"><text:s/></text:span><text:span text:style-name="T52_4">другие</text:span><text:span text:style-name="T52_5">.</text:span></text:p>
          </table:table-cell>
        </table:table-row>
        <table:table-row table:style-name="Row6">
          <table:table-cell table:style-name="Cell13">
            <text:p text:style-name="P53"><text:span text:style-name="T53_1">АНО</text:span><text:span text:style-name="T53_2"><text:s/></text:span><text:span text:style-name="T53_3">МИЦ</text:span></text:p>
          </table:table-cell>
          <table:table-cell table:style-name="Cell14">
            <text:p text:style-name="P54"><text:span text:style-name="T54_1">Центр</text:span><text:span text:style-name="T54_2"><text:s/></text:span><text:span text:style-name="T54_3">зарегистрировал</text:span><text:span text:style-name="T54_4"><text:s/></text:span><text:span text:style-name="T54_5">в</text:span><text:span text:style-name="T54_6"><text:s/></text:span><text:span text:style-name="T54_7">Росстандарте</text:span><text:span text:style-name="T54_8"><text:s/></text:span><text:span text:style-name="T54_9">систему</text:span><text:span text:style-name="T54_10"><text:s/></text:span><text:span text:style-name="T54_11">добровольной</text:span><text:span text:style-name="T54_12"><text:s/></text:span><text:span text:style-name="T54_13">сертификации</text:span><text:span text:style-name="T54_14"><text:s/></text:span><text:span text:style-name="T54_15">программного</text:span><text:span text:style-name="T54_16"><text:s/></text:span><text:span text:style-name="T54_17">обеспечения</text:span><text:span text:style-name="T54_18"><text:s/></text:span><text:span text:style-name="T54_19">и</text:span><text:span text:style-name="T54_20"><text:s/></text:span><text:span text:style-name="T54_21">аппаратно</text:span><text:span text:style-name="T54_22"><text:s/>-<text:s/></text:span><text:span text:style-name="T54_23">программных</text:span><text:span text:style-name="T54_24"><text:s/></text:span><text:span text:style-name="T54_25">комплексов</text:span></text:p>
          </table:table-cell>
          <table:table-cell table:style-name="Cell15">
            <text:p text:style-name="P55"><text:span text:style-name="T55_1">1<text:s text:c="2"/></text:span><text:span text:style-name="T55_2">ПО</text:span><text:span text:style-name="T55_3"><text:s/></text:span><text:span text:style-name="T55_4">,<text:s/></text:span><text:span text:style-name="T55_5">используемое</text:span><text:span text:style-name="T55_6"><text:s/></text:span><text:span text:style-name="T55_7">для</text:span><text:span text:style-name="T55_8"><text:s/></text:span><text:span text:style-name="T55_9">моделирования</text:span><text:span text:style-name="T55_10"><text:s/></text:span><text:span text:style-name="T55_11">технологических</text:span><text:span text:style-name="T55_12"><text:s/></text:span><text:span text:style-name="T55_13">процессов</text:span><text:span text:style-name="T55_14">,<text:s/></text:span><text:span text:style-name="T55_15">математического</text:span><text:span text:style-name="T55_16"><text:s/></text:span><text:span text:style-name="T55_17">и</text:span><text:span text:style-name="T55_18"><text:s/></text:span><text:span text:style-name="T55_19">иного</text:span><text:span text:style-name="T55_20"><text:s/></text:span><text:span text:style-name="T55_21">моделирования</text:span><text:span text:style-name="T55_22">;</text:span></text:p>
            <text:p text:style-name="P56"><text:span text:style-name="T56_1">2<text:s/></text:span><text:span text:style-name="T56_2">ПО</text:span><text:span text:style-name="T56_3"><text:s/></text:span><text:span text:style-name="T56_4">передачи</text:span><text:span text:style-name="T56_5">,<text:s/></text:span><text:span text:style-name="T56_6">хранения</text:span><text:span text:style-name="T56_7">,<text:s/></text:span><text:span text:style-name="T56_8">актуализации</text:span><text:span text:style-name="T56_9">,<text:s/></text:span><text:span text:style-name="T56_10">защиты</text:span><text:span text:style-name="T56_11">,<text:s/></text:span><text:span text:style-name="T56_12">обеспечения</text:span><text:span text:style-name="T56_13"><text:s/></text:span><text:span text:style-name="T56_14">доступа</text:span><text:span text:style-name="T56_15"><text:s/></text:span><text:span text:style-name="T56_16">и</text:span><text:span text:style-name="T56_17"><text:s/></text:span><text:span text:style-name="T56_18">использования</text:span><text:span text:style-name="T56_19"><text:s/></text:span><text:span text:style-name="T56_20">измерительной</text:span><text:span text:style-name="T56_21">,<text:s/></text:span><text:span text:style-name="T56_22">вычислительной</text:span><text:span text:style-name="T56_23"><text:s/></text:span><text:span text:style-name="T56_24">и</text:span><text:span text:style-name="T56_25"><text:s/></text:span><text:span text:style-name="T56_26">иной</text:span><text:span text:style-name="T56_27"><text:s/></text:span><text:span text:style-name="T56_28">информации</text:span><text:span text:style-name="T56_29">;</text:span></text:p>
            <text:p text:style-name="P57"><text:span text:style-name="T57_1">3<text:s/></text:span><text:span text:style-name="T57_2">ПО</text:span><text:span text:style-name="T57_3"><text:s/></text:span><text:span text:style-name="T57_4"><text:s/></text:span><text:span text:style-name="T57_5">баз</text:span><text:span text:style-name="T57_6"><text:s/></text:span><text:span text:style-name="T57_7">данных</text:span><text:span text:style-name="T57_8">;</text:span></text:p>
            <text:p text:style-name="P58"><text:span text:style-name="T58_1">4<text:s/></text:span><text:span text:style-name="T58_2">и</text:span><text:span text:style-name="T58_3"><text:s/></text:span><text:span text:style-name="T58_4">другие</text:span><text:span text:style-name="T58_5">.</text:span></text:p>
          </table:table-cell>
        </table:table-row>
        <table:table-row table:style-name="Row7">
          <table:table-cell table:style-name="Cell16">
            <text:p text:style-name="P59"><text:span text:style-name="T59_1">Агенство</text:span><text:span text:style-name="T59_2"><text:s/></text:span><text:span text:style-name="T59_3">РСТ</text:span></text:p>
          </table:table-cell>
          <table:table-cell table:style-name="Cell17">
            <text:p text:style-name="P60"><text:span text:style-name="T60_1">уполномоченный</text:span><text:span text:style-name="T60_2"><text:s/></text:span><text:span text:style-name="T60_3">агент</text:span><text:span text:style-name="T60_4"><text:s/></text:span><text:span text:style-name="T60_5">Регионального</text:span><text:span text:style-name="T60_6"><text:s/></text:span><text:span text:style-name="T60_7">органа</text:span><text:span text:style-name="T60_8"><text:s/></text:span><text:span text:style-name="T60_9">по</text:span><text:span text:style-name="T60_10"><text:s/></text:span><text:span text:style-name="T60_11">сертификации</text:span><text:span text:style-name="T60_12"><text:s/></text:span><text:span text:style-name="T60_13">и</text:span><text:span text:style-name="T60_14"><text:s/></text:span><text:span text:style-name="T60_15">тестированию</text:span><text:span text:style-name="T60_16"><text:s/></text:span><text:span text:style-name="T60_17">РОСТЕСТ</text:span><text:span text:style-name="T60_18">-</text:span><text:span text:style-name="T60_19">МОСКВА</text:span><text:span text:style-name="T60_20">,<text:s/></text:span><text:span text:style-name="T60_21">одного</text:span><text:span text:style-name="T60_22"><text:s/></text:span><text:span text:style-name="T60_23">из</text:span><text:span text:style-name="T60_24"><text:s/></text:span><text:span text:style-name="T60_25">крупнейших</text:span><text:span text:style-name="T60_26"><text:s/></text:span><text:span text:style-name="T60_27">сертификационных</text:span><text:span text:style-name="T60_28"><text:s/></text:span><text:span text:style-name="T60_29">и</text:span><text:span text:style-name="T60_30"><text:s/></text:span><text:span text:style-name="T60_31">испытательных</text:span><text:span text:style-name="T60_32"><text:s/></text:span><text:span text:style-name="T60_33">центров</text:span><text:span text:style-name="T60_34"><text:s/></text:span><text:span text:style-name="T60_35">в</text:span><text:span text:style-name="T60_36"><text:s/></text:span><text:span text:style-name="T60_37">Европе</text:span><text:span text:style-name="T60_38">.<text:s/></text:span><text:span text:style-name="T60_39">Сертификаты</text:span><text:span text:style-name="T60_40"><text:s/></text:span><text:span text:style-name="T60_41">РОСТЕСТ</text:span><text:span text:style-name="T60_42">-</text:span><text:span text:style-name="T60_43">МОСКВА</text:span><text:span text:style-name="T60_44"><text:s/></text:span><text:span text:style-name="T60_45">пользуются</text:span><text:span text:style-name="T60_46"><text:s/></text:span><text:span text:style-name="T60_47">особым</text:span><text:span text:style-name="T60_48"><text:s/></text:span><text:span text:style-name="T60_49">доверием</text:span><text:span text:style-name="T60_50"><text:s/></text:span><text:span text:style-name="T60_51">потребителей</text:span><text:span text:style-name="T60_52"><text:s/></text:span><text:span text:style-name="T60_53">и</text:span><text:span text:style-name="T60_54"><text:s/></text:span><text:span text:style-name="T60_55">контролирующих</text:span><text:span text:style-name="T60_56"><text:s/></text:span><text:span text:style-name="T60_57">организаций</text:span><text:span text:style-name="T60_58">.</text:span></text:p>
          </table:table-cell>
          <table:table-cell table:style-name="Cell18">
            <text:p text:style-name="P61"><text:span text:style-name="T61_1">1<text:s/></text:span><text:span text:style-name="T61_2">электронные</text:span><text:span text:style-name="T61_3"><text:s/></text:span><text:span text:style-name="T61_4">базы</text:span><text:span text:style-name="T61_5"><text:s/></text:span><text:span text:style-name="T61_6">данных</text:span><text:span text:style-name="T61_7"><text:s/></text:span><text:span text:style-name="T61_8">и</text:span><text:span text:style-name="T61_9"><text:s/></text:span><text:span text:style-name="T61_10">информационные</text:span><text:span text:style-name="T61_11"><text:s/></text:span><text:span text:style-name="T61_12">системы</text:span><text:span text:style-name="T61_13">;<text:s/></text:span></text:p>
            <text:p text:style-name="P62"><text:span text:style-name="T62_1">2<text:s/></text:span><text:span text:style-name="T62_2">системы</text:span><text:span text:style-name="T62_3"><text:s/></text:span><text:span text:style-name="T62_4">управления</text:span><text:span text:style-name="T62_5"><text:s/></text:span><text:span text:style-name="T62_6">базами</text:span><text:span text:style-name="T62_7"><text:s/></text:span><text:span text:style-name="T62_8">данных</text:span><text:span text:style-name="T62_9">;</text:span></text:p>
            <text:p text:style-name="P63"><text:span text:style-name="T63_1">3<text:s text:c="2"/></text:span><text:span text:style-name="T63_2">сервисные</text:span><text:span text:style-name="T63_3"><text:s/></text:span><text:span text:style-name="T63_4">программы</text:span><text:span text:style-name="T63_5"><text:s/>(</text:span><text:span text:style-name="T63_6">утилиты</text:span><text:span text:style-name="T63_7">);</text:span></text:p>
            <text:p text:style-name="P64"><text:span text:style-name="T64_1">4<text:s/></text:span><text:span text:style-name="T64_2">ПО</text:span><text:span text:style-name="T64_3"><text:s/></text:span><text:span text:style-name="T64_4">для</text:span><text:span text:style-name="T64_5"><text:s/></text:span><text:span text:style-name="T64_6">организации</text:span><text:span text:style-name="T64_7"><text:s/></text:span><text:span text:style-name="T64_8">и</text:span><text:span text:style-name="T64_9"><text:s/></text:span><text:span text:style-name="T64_10">работы</text:span><text:span text:style-name="T64_11"><text:s/></text:span><text:span text:style-name="T64_12">с</text:span><text:span text:style-name="T64_13"><text:s/></text:span><text:span text:style-name="T64_14">сетью</text:span><text:span text:style-name="T64_15">;</text:span></text:p>
            <text:p text:style-name="P65"><text:span text:style-name="T65_1">5<text:s/></text:span><text:span text:style-name="T65_2">и</text:span><text:span text:style-name="T65_3"><text:s/></text:span><text:span text:style-name="T65_4">другие</text:span><text:span text:style-name="T65_5">.</text:span></text:p>
          </table:table-cell>
        </table:table-row>
        <table:table-row table:style-name="Row8">
          <table:table-cell table:style-name="Cell19">
            <text:p text:style-name="P66"><text:span text:style-name="T66_1">ЗАО</text:span><text:span text:style-name="T66_2"><text:s/>«</text:span><text:span text:style-name="T66_3">НПО</text:span><text:span text:style-name="T66_4"><text:s/>«</text:span><text:span text:style-name="T66_5">Эшелон</text:span><text:span text:style-name="T66_6">»</text:span></text:p>
          </table:table-cell>
          <table:table-cell table:style-name="Cell20">
            <text:p text:style-name="P67"><text:span text:style-name="T67_1">аккредитовано</text:span><text:span text:style-name="T67_2"><text:s/></text:span><text:span text:style-name="T67_3">в</text:span><text:span text:style-name="T67_4"><text:s/></text:span><text:span text:style-name="T67_5">качестве</text:span><text:span text:style-name="T67_6"><text:s/></text:span><text:span text:style-name="T67_7">органа</text:span><text:span text:style-name="T67_8"><text:s/></text:span><text:span text:style-name="T67_9">по</text:span><text:span text:style-name="T67_10"><text:s/></text:span><text:span text:style-name="T67_11">сертификации</text:span><text:span text:style-name="T67_12"><text:s/></text:span><text:span text:style-name="T67_13">ФСТЭК</text:span><text:span text:style-name="T67_14"><text:s/></text:span><text:span text:style-name="T67_15">России</text:span><text:span text:style-name="T67_16"><text:s/></text:span><text:span text:style-name="T67_17">и</text:span><text:span text:style-name="T67_18"><text:s/></text:span><text:span text:style-name="T67_19">испытательных</text:span><text:span text:style-name="T67_20"><text:s/></text:span><text:span text:style-name="T67_21">лабораторий</text:span><text:span text:style-name="T67_22"><text:s/></text:span><text:span text:style-name="T67_23">в</text:span><text:span text:style-name="T67_24"><text:s/></text:span><text:span text:style-name="T67_25">системах</text:span><text:span text:style-name="T67_26"><text:s/></text:span><text:span text:style-name="T67_27">обязательной</text:span><text:span text:style-name="T67_28"><text:s/></text:span><text:span text:style-name="T67_29">сертификации</text:span><text:span text:style-name="T67_30"><text:s/></text:span><text:span text:style-name="T67_31">Минобороны</text:span><text:span text:style-name="T67_32"><text:s/></text:span><text:span text:style-name="T67_33">России</text:span><text:span text:style-name="T67_34">,<text:s/></text:span><text:span text:style-name="T67_35">ФСБ</text:span><text:span text:style-name="T67_36"><text:s/></text:span><text:span text:style-name="T67_37">России</text:span><text:span text:style-name="T67_38">,<text:s/></text:span><text:span text:style-name="T67_39">ФСТЭК</text:span><text:span text:style-name="T67_40"><text:s/></text:span><text:span text:style-name="T67_41">России</text:span><text:span text:style-name="T67_42"><text:s/></text:span><text:span text:style-name="T67_43">и</text:span><text:span text:style-name="T67_44"><text:s/></text:span><text:span text:style-name="T67_45">добровольной</text:span><text:span text:style-name="T67_46"><text:s/></text:span><text:span text:style-name="T67_47">сертификации</text:span><text:span text:style-name="T67_48"><text:s/>«</text:span><text:span text:style-name="T67_49">АйТи</text:span><text:span text:style-name="T67_50">-</text:span><text:span text:style-name="T67_51">Сертифика</text:span><text:span text:style-name="T67_52">».</text:span></text:p>
          </table:table-cell>
          <table:table-cell table:style-name="Cell21">
            <text:p text:style-name="P68"><text:span text:style-name="T68_1">1<text:s/></text:span><text:span text:style-name="T68_2">соответствие</text:span><text:span text:style-name="T68_3"><text:s/></text:span><text:span text:style-name="T68_4">требованиям</text:span><text:span text:style-name="T68_5"><text:s/></text:span><text:span text:style-name="T68_6">по</text:span><text:span text:style-name="T68_7"><text:s/></text:span><text:span text:style-name="T68_8">защищенности</text:span><text:span text:style-name="T68_9"><text:s/></text:span><text:span text:style-name="T68_10">от</text:span><text:span text:style-name="T68_11"><text:s/></text:span><text:span text:style-name="T68_12">несанкционированного</text:span><text:span text:style-name="T68_13"><text:s/></text:span><text:span text:style-name="T68_14">доступа</text:span><text:span text:style-name="T68_15"><text:s/></text:span><text:span text:style-name="T68_16">к</text:span><text:span text:style-name="T68_17"><text:s/></text:span><text:span text:style-name="T68_18">информации</text:span><text:span text:style-name="T68_19">;</text:span></text:p>
            <text:p text:style-name="P69"><text:span text:style-name="T69_1">2<text:s/></text:span><text:span text:style-name="T69_2">отсутствие</text:span><text:span text:style-name="T69_3"><text:s/></text:span><text:span text:style-name="T69_4">недекларированных</text:span><text:span text:style-name="T69_5"><text:s/></text:span><text:span text:style-name="T69_6">возможностей</text:span><text:span text:style-name="T69_7"><text:s/>(</text:span><text:span text:style-name="T69_8">в</text:span><text:span text:style-name="T69_9"><text:s/></text:span><text:span text:style-name="T69_10">т</text:span><text:span text:style-name="T69_11">.</text:span><text:span text:style-name="T69_12">ч</text:span><text:span text:style-name="T69_13">.<text:s/></text:span><text:span text:style-name="T69_14">программных</text:span><text:span text:style-name="T69_15"><text:s/></text:span><text:span text:style-name="T69_16">закладок</text:span><text:span text:style-name="T69_17">),</text:span></text:p>
            <text:p text:style-name="P70"><text:span text:style-name="T70_1">3<text:s/></text:span><text:span text:style-name="T70_2">соответствие</text:span><text:span text:style-name="T70_3"><text:s/></text:span><text:span text:style-name="T70_4">заданию</text:span><text:span text:style-name="T70_5"><text:s/></text:span><text:span text:style-name="T70_6">безопасности</text:span><text:span text:style-name="T70_7"><text:s/>(</text:span><text:span text:style-name="T70_8">по</text:span><text:span text:style-name="T70_9"><text:s/></text:span><text:span text:style-name="T70_10">требованиям</text:span><text:span text:style-name="T70_11"><text:s/></text:span><text:span text:style-name="T70_12">ГОСТ</text:span><text:span text:style-name="T70_13"><text:s/></text:span><text:span text:style-name="T70_14">Р</text:span><text:span text:style-name="T70_15"><text:s/></text:span><text:span text:style-name="T70_16">ИСО</text:span><text:span text:style-name="T70_17">/</text:span><text:span text:style-name="T70_18">МЭК</text:span><text:span text:style-name="T70_19"><text:s/>15408);</text:span></text:p>
            <text:p text:style-name="P71"><text:span text:style-name="T71_1">4<text:s/></text:span><text:span text:style-name="T71_2">соответствие</text:span><text:span text:style-name="T71_3"><text:s/></text:span><text:span text:style-name="T71_4">реальных</text:span><text:span text:style-name="T71_5"><text:s/></text:span><text:span text:style-name="T71_6">и</text:span><text:span text:style-name="T71_7"><text:s/></text:span><text:span text:style-name="T71_8">декларируемых</text:span><text:span text:style-name="T71_9"><text:s/></text:span><text:span text:style-name="T71_10">в</text:span><text:span text:style-name="T71_11"><text:s/></text:span><text:span text:style-name="T71_12">документации</text:span><text:span text:style-name="T71_13"><text:s/></text:span><text:span text:style-name="T71_14">функциональных</text:span><text:span text:style-name="T71_15"><text:s/></text:span><text:span text:style-name="T71_16">возможностей</text:span><text:span text:style-name="T71_17"><text:s/>(<text:s/></text:span><text:span text:style-name="T71_18">в</text:span><text:span text:style-name="T71_19"><text:s/></text:span><text:span text:style-name="T71_20">т</text:span><text:span text:style-name="T71_21">.<text:s/></text:span><text:span text:style-name="T71_22">числе</text:span><text:span text:style-name="T71_23"><text:s/></text:span><text:span text:style-name="T71_24">и</text:span><text:span text:style-name="T71_25"><text:s/></text:span><text:span text:style-name="T71_26">на</text:span><text:span text:style-name="T71_27"><text:s/></text:span><text:span text:style-name="T71_28">соответствие</text:span><text:span text:style-name="T71_29"><text:s/></text:span><text:span text:style-name="T71_30">требованиям</text:span><text:span text:style-name="T71_31"><text:s/></text:span><text:span text:style-name="T71_32">Технических</text:span><text:span text:style-name="T71_33"><text:s/></text:span><text:span text:style-name="T71_34">Условий</text:span><text:span text:style-name="T71_35">);</text:span></text:p>
            <text:p text:style-name="P72"><text:span text:style-name="T72_1">5<text:s/></text:span><text:span text:style-name="T72_2">и</text:span><text:span text:style-name="T72_3"><text:s/></text:span><text:span text:style-name="T72_4">другие</text:span><text:span text:style-name="T72_5">.</text:span></text:p>
            <text:p text:style-name="P73"/>
          </table:table-cell>
        </table:table-row>
        <table:table-row table:style-name="Row9">
          <table:table-cell table:style-name="Cell22">
            <text:p text:style-name="P74"><text:span text:style-name="T74_1">Центр</text:span><text:span text:style-name="T74_2"><text:s/></text:span><text:span text:style-name="T74_3">сертификации</text:span><text:span text:style-name="T74_4"><text:s/>«</text:span><text:span text:style-name="T74_5">Мостест</text:span><text:span text:style-name="T74_6">»</text:span></text:p>
          </table:table-cell>
          <table:table-cell table:style-name="Cell23">
            <text:p text:style-name="P75"><text:span text:style-name="T75_1">Структурное</text:span><text:span text:style-name="T75_2"><text:s/></text:span><text:span text:style-name="T75_3">подразделение</text:span><text:span text:style-name="T75_4"><text:s/></text:span><text:span text:style-name="T75_5">органа</text:span><text:span text:style-name="T75_6"><text:s/></text:span><text:span text:style-name="T75_7">по</text:span><text:span text:style-name="T75_8"><text:s/></text:span><text:span text:style-name="T75_9">сертификации</text:span><text:span text:style-name="T75_10"><text:s/>«</text:span><text:span text:style-name="T75_11">Гортест</text:span><text:span text:style-name="T75_12">»,<text:s text:c="2"/></text:span><text:span text:style-name="T75_13">предоставляет</text:span><text:span text:style-name="T75_14"><text:s/></text:span><text:span text:style-name="T75_15">полный</text:span><text:span text:style-name="T75_16"><text:s/></text:span><text:span text:style-name="T75_17">комплекс</text:span><text:span text:style-name="T75_18"><text:s/></text:span><text:span text:style-name="T75_19">услуг</text:span><text:span text:style-name="T75_20">,<text:s/></text:span><text:span text:style-name="T75_21">связанных</text:span><text:span text:style-name="T75_22"><text:s/></text:span><text:span text:style-name="T75_23">с</text:span><text:span text:style-name="T75_24"><text:s/></text:span><text:span text:style-name="T75_25">подготовкой</text:span><text:span text:style-name="T75_26"><text:s/></text:span><text:span text:style-name="T75_27">и</text:span><text:span text:style-name="T75_28"><text:s/></text:span><text:span text:style-name="T75_29">оформлением</text:span><text:span text:style-name="T75_30"><text:s/></text:span><text:span text:style-name="T75_31">различных</text:span><text:span text:style-name="T75_32"><text:s/></text:span><text:span text:style-name="T75_33">разрешительных</text:span><text:span text:style-name="T75_34"><text:s/></text:span><text:span text:style-name="T75_35">документов</text:span><text:span text:style-name="T75_36">.</text:span></text:p>
          </table:table-cell>
          <table:table-cell table:style-name="Cell24">
            <text:list text:style-name="LS1" xml:id="list0">
              <text:list-item>
                <text:p text:style-name="P76"><text:span text:style-name="T76_1">1<text:s/></text:span><text:span text:style-name="T76_2">автоматизированных</text:span><text:span text:style-name="T76_3"><text:s/></text:span><text:span text:style-name="T76_4">систем</text:span><text:span text:style-name="T76_5">,<text:s/></text:span><text:span text:style-name="T76_6">в</text:span><text:span text:style-name="T76_7"><text:s/></text:span><text:span text:style-name="T76_8">т</text:span><text:span text:style-name="T76_9">.</text:span><text:span text:style-name="T76_10">ч</text:span><text:span text:style-name="T76_11">.<text:s/></text:span><text:span text:style-name="T76_12">проектирования</text:span><text:span text:style-name="T76_13"><text:s/>(</text:span><text:span text:style-name="T76_14">САПР</text:span><text:span text:style-name="T76_15">)<text:s/></text:span><text:span text:style-name="T76_16">и</text:span><text:span text:style-name="T76_17"><text:s/></text:span><text:span text:style-name="T76_18">управления</text:span><text:span text:style-name="T76_19"><text:s/></text:span><text:span text:style-name="T76_20">различными</text:span><text:span text:style-name="T76_21"><text:s/></text:span><text:span text:style-name="T76_22">технологическими</text:span><text:span text:style-name="T76_23"><text:s/></text:span><text:span text:style-name="T76_24">процессами</text:span><text:span text:style-name="T76_25"><text:s/>(</text:span><text:span text:style-name="T76_26">АСУ</text:span><text:span text:style-name="T76_27"><text:s/></text:span><text:span text:style-name="T76_28">ТП</text:span><text:span text:style-name="T76_29">),<text:s/></text:span><text:span text:style-name="T76_30">систем</text:span><text:span text:style-name="T76_31"><text:s/></text:span><text:span text:style-name="T76_32">управления</text:span><text:span text:style-name="T76_33"><text:s/></text:span><text:span text:style-name="T76_34">отраслями</text:span><text:span text:style-name="T76_35"><text:s/></text:span><text:span text:style-name="T76_36">и</text:span><text:span text:style-name="T76_37"><text:s/></text:span><text:span text:style-name="T76_38">объединениями</text:span><text:span text:style-name="T76_39">,<text:s/></text:span><text:span text:style-name="T76_40">ПО</text:span><text:span text:style-name="T76_41"><text:s/></text:span><text:span text:style-name="T76_42">для</text:span><text:span text:style-name="T76_43"><text:s/></text:span><text:span text:style-name="T76_44">технологической</text:span><text:span text:style-name="T76_45"><text:s/></text:span><text:span text:style-name="T76_46">подготовки</text:span><text:span text:style-name="T76_47"><text:s/></text:span><text:span text:style-name="T76_48">производства</text:span></text:p>
              </text:list-item>
              <text:list-item>
                <text:p text:style-name="P77"><text:span text:style-name="T77_1">2<text:s/></text:span><text:span text:style-name="T77_2">систем</text:span><text:span text:style-name="T77_3"><text:s/></text:span><text:span text:style-name="T77_4">программирования</text:span><text:span text:style-name="T77_5">,<text:s/></text:span><text:span text:style-name="T77_6">утилит</text:span><text:span text:style-name="T77_7">,<text:s/></text:span><text:span text:style-name="T77_8">операционных</text:span><text:span text:style-name="T77_9"><text:s/></text:span><text:span text:style-name="T77_10">систем</text:span><text:span text:style-name="T77_11">;</text:span></text:p>
              </text:list-item>
              <text:list-item>
                <text:p text:style-name="P78"><text:span text:style-name="T78_1">3<text:s/></text:span><text:span text:style-name="T78_2">сетевого</text:span><text:span text:style-name="T78_3"><text:s/></text:span><text:span text:style-name="T78_4">ПО</text:span><text:span text:style-name="T78_5"><text:s/></text:span><text:span text:style-name="T78_6">и</text:span><text:span text:style-name="T78_7"><text:s/></text:span><text:span text:style-name="T78_8">приложений</text:span><text:span text:style-name="T78_9"><text:s/></text:span><text:span text:style-name="T78_10">мультимедиа</text:span><text:span text:style-name="T78_11">-</text:span><text:span text:style-name="T78_12">и</text:span><text:span text:style-name="T78_13"><text:s/></text:span><text:span text:style-name="T78_14">т</text:span><text:span text:style-name="T78_15">.</text:span><text:span text:style-name="T78_16">д</text:span><text:span text:style-name="T78_17">.;</text:span></text:p>
              </text:list-item>
              <text:list-item>
                <text:p text:style-name="P79"><text:span text:style-name="T79_1">4<text:s/></text:span><text:span text:style-name="T79_2">систем</text:span><text:span text:style-name="T79_3"><text:s/></text:span><text:span text:style-name="T79_4">управления</text:span><text:span text:style-name="T79_5"><text:s/></text:span><text:span text:style-name="T79_6">базами</text:span><text:span text:style-name="T79_7"><text:s/></text:span><text:span text:style-name="T79_8">данных</text:span><text:span text:style-name="T79_9">,<text:s/></text:span><text:span text:style-name="T79_10">баз</text:span><text:span text:style-name="T79_11"><text:s/></text:span><text:span text:style-name="T79_12">данных</text:span><text:span text:style-name="T79_13">,<text:s/></text:span></text:p>
              </text:list-item>
              <text:list-item>
                <text:p text:style-name="P80"><text:span text:style-name="T80_1">информационных</text:span><text:span text:style-name="T80_2"><text:s/></text:span><text:span text:style-name="T80_3">и</text:span><text:span text:style-name="T80_4"><text:s/></text:span><text:span text:style-name="T80_5">справочных</text:span><text:span text:style-name="T80_6"><text:s/></text:span><text:span text:style-name="T80_7">систем</text:span><text:span text:style-name="T80_8">;</text:span></text:p>
              </text:list-item>
              <text:list-item>
                <text:p text:style-name="P81"><text:span text:style-name="T81_1">5<text:s/></text:span><text:span text:style-name="T81_2">электронных</text:span><text:span text:style-name="T81_3"><text:s/></text:span><text:span text:style-name="T81_4">изданий</text:span><text:span text:style-name="T81_5">,<text:s/></text:span><text:span text:style-name="T81_6">архивов</text:span><text:span text:style-name="T81_7">,<text:s/></text:span><text:span text:style-name="T81_8">таблиц</text:span><text:span text:style-name="T81_9">;</text:span></text:p>
              </text:list-item>
              <text:list-item>
                <text:p text:style-name="P82"><text:span text:style-name="T82_1">6<text:s/></text:span><text:span text:style-name="T82_2">и</text:span><text:span text:style-name="T82_3"><text:s/></text:span><text:span text:style-name="T82_4">другое</text:span><text:span text:style-name="T82_5">.</text:span></text:p>
              </text:list-item>
              <text:list-item>
                <text:p text:style-name="P83"/>
              </text:list-item>
            </text:list>
          </table:table-cell>
        </table:table-row>
      </table:table>
      <text:p text:style-name="P84"/>
      <text:p text:style-name="P85"><text:span text:style-name="T85_1">В</text:span><text:span text:style-name="T85_2"><text:s/></text:span><text:span text:style-name="T85_3">данном</text:span><text:span text:style-name="T85_4"><text:s/></text:span><text:span text:style-name="T85_5">разделе</text:span><text:span text:style-name="T85_6"><text:s/></text:span><text:span text:style-name="T85_7">отчета</text:span><text:span text:style-name="T85_8"><text:s/></text:span><text:span text:style-name="T85_9">была</text:span><text:span text:style-name="T85_10"><text:s/></text:span><text:span text:style-name="T85_11">исследована</text:span><text:span text:style-name="T85_12"><text:s/></text:span><text:span text:style-name="T85_13">информация</text:span><text:span text:style-name="T85_14"><text:s/></text:span><text:span text:style-name="T85_15">о</text:span><text:span text:style-name="T85_16"><text:s/></text:span><text:span text:style-name="T85_17">сертификации</text:span><text:span text:style-name="T85_18"><text:s/></text:span><text:span text:style-name="T85_19">программных</text:span><text:span text:style-name="T85_20"><text:s/></text:span><text:span text:style-name="T85_21">средств</text:span><text:span text:style-name="T85_22"><text:s/></text:span><text:span text:style-name="T85_23">и</text:span><text:span text:style-name="T85_24"><text:s/></text:span><text:span text:style-name="T85_25">др</text:span><text:span text:style-name="T85_26">.<text:s/></text:span><text:span text:style-name="T85_27">Так</text:span><text:span text:style-name="T85_28"><text:s/></text:span><text:span text:style-name="T85_29">же</text:span><text:span text:style-name="T85_30"><text:s/></text:span><text:span text:style-name="T85_31">были</text:span><text:span text:style-name="T85_32"><text:s/></text:span><text:span text:style-name="T85_33">найдены</text:span><text:span text:style-name="T85_34"><text:s/></text:span><text:span text:style-name="T85_35">организации</text:span><text:span text:style-name="T85_36"><text:s/></text:span><text:span text:style-name="T85_37">которые</text:span><text:span text:style-name="T85_38"><text:s/></text:span><text:span text:style-name="T85_39">произвести</text:span><text:span text:style-name="T85_40"><text:s/></text:span><text:span text:style-name="T85_41">сертификацию</text:span><text:span text:style-name="T85_42"><text:s/></text:span><text:span text:style-name="T85_43">нашего</text:span><text:span text:style-name="T85_44"><text:s/></text:span><text:span text:style-name="T85_45">программного</text:span><text:span text:style-name="T85_46"><text:s/></text:span><text:span text:style-name="T85_47">комплекса</text:span><text:span text:style-name="T85_48">.<text:s/></text:span><text:span text:style-name="T85_49">Это</text:span><text:span text:style-name="T85_50"><text:s/></text:span><text:span text:style-name="T85_51">необходимо</text:span><text:span text:style-name="T85_52"><text:s/></text:span><text:span text:style-name="T85_53">для</text:span><text:span text:style-name="T85_54"><text:s/></text:span><text:span text:style-name="T85_55">возможности</text:span><text:span text:style-name="T85_56"><text:s/></text:span><text:span text:style-name="T85_57">использовать</text:span><text:span text:style-name="T85_58"><text:s/></text:span><text:span text:style-name="T85_59">данных</text:span><text:span text:style-name="T85_60"><text:s/></text:span><text:span text:style-name="T85_61">комплекс</text:span><text:span text:style-name="T85_62"><text:s/></text:span><text:span text:style-name="T85_63">для</text:span><text:span text:style-name="T85_64"><text:s/></text:span><text:span text:style-name="T85_65">работы</text:span><text:span text:style-name="T85_66"><text:s/></text:span><text:span text:style-name="T85_67">с</text:span><text:span text:style-name="T85_68"><text:s/></text:span><text:span text:style-name="T85_69">информацией</text:span><text:span text:style-name="T85_70"><text:s/></text:span><text:span text:style-name="T85_71">различного</text:span><text:span text:style-name="T85_72"><text:s/></text:span><text:span text:style-name="T85_73">уровня</text:span><text:span text:style-name="T85_74"><text:s/></text:span><text:span text:style-name="T85_75">конфиденциальности</text:span><text:span text:style-name="T85_76">.<text:s/></text:span><text:span text:style-name="T85_77">Что</text:span><text:span text:style-name="T85_78"><text:s/></text:span><text:span text:style-name="T85_79">в</text:span><text:span text:style-name="T85_80"><text:s/></text:span><text:span text:style-name="T85_81">свою</text:span><text:span text:style-name="T85_82"><text:s/></text:span><text:span text:style-name="T85_83">очередь</text:span><text:span text:style-name="T85_84"><text:s/></text:span><text:span text:style-name="T85_85">даст</text:span><text:span text:style-name="T85_86"><text:s/></text:span><text:span text:style-name="T85_87">возможность</text:span><text:span text:style-name="T85_88"><text:s/></text:span><text:span text:style-name="T85_89">использовать</text:span><text:span text:style-name="T85_90"><text:s/></text:span><text:span text:style-name="T85_91">данный</text:span><text:span text:style-name="T85_92"><text:s/></text:span><text:span text:style-name="T85_93">программный</text:span><text:span text:style-name="T85_94"><text:s/></text:span><text:span text:style-name="T85_95">комплекс</text:span><text:span text:style-name="T85_96"><text:s/></text:span><text:span text:style-name="T85_97">в</text:span><text:span text:style-name="T85_98"><text:s/></text:span><text:span text:style-name="T85_99">государственных</text:span><text:span text:style-name="T85_100"><text:s/></text:span><text:span text:style-name="T85_101">и</text:span><text:span text:style-name="T85_102"><text:s/></text:span><text:span text:style-name="T85_103">коммерческих</text:span><text:span text:style-name="T85_104"><text:s/></text:span><text:span text:style-name="T85_105">учреждениях</text:span><text:span text:style-name="T85_106"><text:s/></text:span><text:span text:style-name="T85_107">для</text:span><text:span text:style-name="T85_108"><text:s/></text:span><text:span text:style-name="T85_109">проведения</text:span><text:span text:style-name="T85_110"><text:s/></text:span><text:span text:style-name="T85_111">компьютерной</text:span><text:span text:style-name="T85_112"><text:s/></text:span><text:span text:style-name="T85_113">экспертизы</text:span><text:span text:style-name="T85_114">.<text:s/></text:span><text:span text:style-name="T85_115">Также</text:span><text:span text:style-name="T85_116"><text:s/></text:span><text:span text:style-name="T85_117">сертификация</text:span><text:span text:style-name="T85_118"><text:s/></text:span><text:span text:style-name="T85_119">обеспечит</text:span><text:span text:style-name="T85_120"><text:s/></text:span><text:span text:style-name="T85_121">высокий</text:span><text:span text:style-name="T85_122"><text:s/></text:span><text:span text:style-name="T85_123">показатель</text:span><text:span text:style-name="T85_124"><text:s/></text:span><text:span text:style-name="T85_125">качества</text:span><text:span text:style-name="T85_126"><text:s/></text:span><text:span text:style-name="T85_127">программного</text:span><text:span text:style-name="T85_128"><text:s/></text:span><text:span text:style-name="T85_129">комплекса</text:span><text:span text:style-name="T85_130"><text:s/></text:span><text:span text:style-name="T85_131">для</text:span><text:span text:style-name="T85_132"><text:s/></text:span><text:span text:style-name="T85_133">выхода</text:span><text:span text:style-name="T85_134"><text:s/></text:span><text:span text:style-name="T85_135">на</text:span><text:span text:style-name="T85_136"><text:s/></text:span><text:span text:style-name="T85_137">рынок</text:span><text:span text:style-name="T85_138">.<text:s/></text:span></text:p>
      <text:p text:style-name="P86"/>
      <text:p text:style-name="P87"><text:span text:style-name="T87_1"><text:a xlink:type="simple" xlink:href="http://www.npo-echelon.ru/services/certification/"><text:span text:style-name="T87_2">http</text:span></text:a></text:span><text:span text:style-name="T87_3"><text:a xlink:type="simple" xlink:href="http://www.npo-echelon.ru/services/certification/"><text:span text:style-name="T87_4">://</text:span></text:a></text:span><text:span text:style-name="T87_5"><text:a xlink:type="simple" xlink:href="http://www.npo-echelon.ru/services/certification/"><text:span text:style-name="T87_6">www</text:span></text:a></text:span><text:span text:style-name="T87_7"><text:a xlink:type="simple" xlink:href="http://www.npo-echelon.ru/services/certification/"><text:span text:style-name="T87_8">.</text:span></text:a></text:span><text:span text:style-name="T87_9"><text:a xlink:type="simple" xlink:href="http://www.npo-echelon.ru/services/certification/"><text:span text:style-name="T87_10">npo</text:span></text:a></text:span><text:span text:style-name="T87_11"><text:a xlink:type="simple" xlink:href="http://www.npo-echelon.ru/services/certification/"><text:span text:style-name="T87_12">-</text:span></text:a></text:span><text:span text:style-name="T87_13"><text:a xlink:type="simple" xlink:href="http://www.npo-echelon.ru/services/certification/"><text:span text:style-name="T87_14">echelon</text:span></text:a></text:span><text:span text:style-name="T87_15"><text:a xlink:type="simple" xlink:href="http://www.npo-echelon.ru/services/certification/"><text:span text:style-name="T87_16">.</text:span></text:a></text:span><text:span text:style-name="T87_17"><text:a xlink:type="simple" xlink:href="http://www.npo-echelon.ru/services/certification/"><text:span text:style-name="T87_18">ru</text:span></text:a></text:span><text:span text:style-name="T87_19"><text:a xlink:type="simple" xlink:href="http://www.npo-echelon.ru/services/certification/"><text:span text:style-name="T87_20">/</text:span></text:a></text:span><text:span text:style-name="T87_21"><text:a xlink:type="simple" xlink:href="http://www.npo-echelon.ru/services/certification/"><text:span text:style-name="T87_22">services</text:span></text:a></text:span><text:span text:style-name="T87_23"><text:a xlink:type="simple" xlink:href="http://www.npo-echelon.ru/services/certification/"><text:span text:style-name="T87_24">/</text:span></text:a></text:span><text:span text:style-name="T87_25"><text:a xlink:type="simple" xlink:href="http://www.npo-echelon.ru/services/certification/"><text:span text:style-name="T87_26">certification</text:span></text:a></text:span><text:span text:style-name="T87_27"><text:a xlink:type="simple" xlink:href="http://www.npo-echelon.ru/services/certification/"><text:span text:style-name="T87_28">/</text:span></text:a></text:span></text:p>
      <text:p text:style-name="P88"><text:span text:style-name="T88_1"><text:a xlink:type="simple" xlink:href="http://mostest.su/uslugi-po-sertifikacii-oformlenie-sertifikatov-otkaznyx-pisem-i-dr/sertifikaciya-programmnogo-obespecheniya"><text:span text:style-name="T88_2">http</text:span></text:a></text:span><text:span text:style-name="T88_3"><text:a xlink:type="simple" xlink:href="http://mostest.su/uslugi-po-sertifikacii-oformlenie-sertifikatov-otkaznyx-pisem-i-dr/sertifikaciya-programmnogo-obespecheniya"><text:span text:style-name="T88_4">://</text:span></text:a></text:span><text:span text:style-name="T88_5"><text:a xlink:type="simple" xlink:href="http://mostest.su/uslugi-po-sertifikacii-oformlenie-sertifikatov-otkaznyx-pisem-i-dr/sertifikaciya-programmnogo-obespecheniya"><text:span text:style-name="T88_6">mostest</text:span></text:a></text:span><text:span text:style-name="T88_7"><text:a xlink:type="simple" xlink:href="http://mostest.su/uslugi-po-sertifikacii-oformlenie-sertifikatov-otkaznyx-pisem-i-dr/sertifikaciya-programmnogo-obespecheniya"><text:span text:style-name="T88_8">.</text:span></text:a></text:span><text:span text:style-name="T88_9"><text:a xlink:type="simple" xlink:href="http://mostest.su/uslugi-po-sertifikacii-oformlenie-sertifikatov-otkaznyx-pisem-i-dr/sertifikaciya-programmnogo-obespecheniya"><text:span text:style-name="T88_10">su</text:span></text:a></text:span><text:span text:style-name="T88_11"><text:a xlink:type="simple" xlink:href="http://mostest.su/uslugi-po-sertifikacii-oformlenie-sertifikatov-otkaznyx-pisem-i-dr/sertifikaciya-programmnogo-obespecheniya"><text:span text:style-name="T88_12">/</text:span></text:a></text:span><text:span text:style-name="T88_13"><text:a xlink:type="simple" xlink:href="http://mostest.su/uslugi-po-sertifikacii-oformlenie-sertifikatov-otkaznyx-pisem-i-dr/sertifikaciya-programmnogo-obespecheniya"><text:span text:style-name="T88_14">uslugi</text:span></text:a></text:span><text:span text:style-name="T88_15"><text:a xlink:type="simple" xlink:href="http://mostest.su/uslugi-po-sertifikacii-oformlenie-sertifikatov-otkaznyx-pisem-i-dr/sertifikaciya-programmnogo-obespecheniya"><text:span text:style-name="T88_16">-</text:span></text:a></text:span><text:span text:style-name="T88_17"><text:a xlink:type="simple" xlink:href="http://mostest.su/uslugi-po-sertifikacii-oformlenie-sertifikatov-otkaznyx-pisem-i-dr/sertifikaciya-programmnogo-obespecheniya"><text:span text:style-name="T88_18">po</text:span></text:a></text:span><text:span text:style-name="T88_19"><text:a xlink:type="simple" xlink:href="http://mostest.su/uslugi-po-sertifikacii-oformlenie-sertifikatov-otkaznyx-pisem-i-dr/sertifikaciya-programmnogo-obespecheniya"><text:span text:style-name="T88_20">-</text:span></text:a></text:span><text:span text:style-name="T88_21"><text:a xlink:type="simple" xlink:href="http://mostest.su/uslugi-po-sertifikacii-oformlenie-sertifikatov-otkaznyx-pisem-i-dr/sertifikaciya-programmnogo-obespecheniya"><text:span text:style-name="T88_22">sertifikacii</text:span></text:a></text:span><text:span text:style-name="T88_23"><text:a xlink:type="simple" xlink:href="http://mostest.su/uslugi-po-sertifikacii-oformlenie-sertifikatov-otkaznyx-pisem-i-dr/sertifikaciya-programmnogo-obespecheniya"><text:span text:style-name="T88_24">-</text:span></text:a></text:span><text:span text:style-name="T88_25"><text:a xlink:type="simple" xlink:href="http://mostest.su/uslugi-po-sertifikacii-oformlenie-sertifikatov-otkaznyx-pisem-i-dr/sertifikaciya-programmnogo-obespecheniya"><text:span text:style-name="T88_26">oformlenie</text:span></text:a></text:span><text:span text:style-name="T88_27"><text:a xlink:type="simple" xlink:href="http://mostest.su/uslugi-po-sertifikacii-oformlenie-sertifikatov-otkaznyx-pisem-i-dr/sertifikaciya-programmnogo-obespecheniya"><text:span text:style-name="T88_28">-</text:span></text:a></text:span><text:span text:style-name="T88_29"><text:a xlink:type="simple" xlink:href="http://mostest.su/uslugi-po-sertifikacii-oformlenie-sertifikatov-otkaznyx-pisem-i-dr/sertifikaciya-programmnogo-obespecheniya"><text:span text:style-name="T88_30">sertifikatov</text:span></text:a></text:span><text:span text:style-name="T88_31"><text:a xlink:type="simple" xlink:href="http://mostest.su/uslugi-po-sertifikacii-oformlenie-sertifikatov-otkaznyx-pisem-i-dr/sertifikaciya-programmnogo-obespecheniya"><text:span text:style-name="T88_32">-</text:span></text:a></text:span><text:span text:style-name="T88_33"><text:a xlink:type="simple" xlink:href="http://mostest.su/uslugi-po-sertifikacii-oformlenie-sertifikatov-otkaznyx-pisem-i-dr/sertifikaciya-programmnogo-obespecheniya"><text:span text:style-name="T88_34">otkaznyx</text:span></text:a></text:span><text:span text:style-name="T88_35"><text:a xlink:type="simple" xlink:href="http://mostest.su/uslugi-po-sertifikacii-oformlenie-sertifikatov-otkaznyx-pisem-i-dr/sertifikaciya-programmnogo-obespecheniya"><text:span text:style-name="T88_36">-</text:span></text:a></text:span><text:span text:style-name="T88_37"><text:a xlink:type="simple" xlink:href="http://mostest.su/uslugi-po-sertifikacii-oformlenie-sertifikatov-otkaznyx-pisem-i-dr/sertifikaciya-programmnogo-obespecheniya"><text:span text:style-name="T88_38">pisem</text:span></text:a></text:span><text:span text:style-name="T88_39"><text:a xlink:type="simple" xlink:href="http://mostest.su/uslugi-po-sertifikacii-oformlenie-sertifikatov-otkaznyx-pisem-i-dr/sertifikaciya-programmnogo-obespecheniya"><text:span text:style-name="T88_40">-</text:span></text:a></text:span><text:span text:style-name="T88_41"><text:a xlink:type="simple" xlink:href="http://mostest.su/uslugi-po-sertifikacii-oformlenie-sertifikatov-otkaznyx-pisem-i-dr/sertifikaciya-programmnogo-obespecheniya"><text:span text:style-name="T88_42">i</text:span></text:a></text:span><text:span text:style-name="T88_43"><text:a xlink:type="simple" xlink:href="http://mostest.su/uslugi-po-sertifikacii-oformlenie-sertifikatov-otkaznyx-pisem-i-dr/sertifikaciya-programmnogo-obespecheniya"><text:span text:style-name="T88_44">-</text:span></text:a></text:span><text:span text:style-name="T88_45"><text:a xlink:type="simple" xlink:href="http://mostest.su/uslugi-po-sertifikacii-oformlenie-sertifikatov-otkaznyx-pisem-i-dr/sertifikaciya-programmnogo-obespecheniya"><text:span text:style-name="T88_46">dr</text:span></text:a></text:span><text:span text:style-name="T88_47"><text:a xlink:type="simple" xlink:href="http://mostest.su/uslugi-po-sertifikacii-oformlenie-sertifikatov-otkaznyx-pisem-i-dr/sertifikaciya-programmnogo-obespecheniya"><text:span text:style-name="T88_48">/</text:span></text:a></text:span><text:span text:style-name="T88_49"><text:a xlink:type="simple" xlink:href="http://mostest.su/uslugi-po-sertifikacii-oformlenie-sertifikatov-otkaznyx-pisem-i-dr/sertifikaciya-programmnogo-obespecheniya"><text:span text:style-name="T88_50">sertifikaciya</text:span></text:a></text:span><text:span text:style-name="T88_51"><text:a xlink:type="simple" xlink:href="http://mostest.su/uslugi-po-sertifikacii-oformlenie-sertifikatov-otkaznyx-pisem-i-dr/sertifikaciya-programmnogo-obespecheniya"><text:span text:style-name="T88_52">-</text:span></text:a></text:span><text:span text:style-name="T88_53"><text:a xlink:type="simple" xlink:href="http://mostest.su/uslugi-po-sertifikacii-oformlenie-sertifikatov-otkaznyx-pisem-i-dr/sertifikaciya-programmnogo-obespecheniya"><text:span text:style-name="T88_54">programmnogo</text:span></text:a></text:span><text:span text:style-name="T88_55"><text:a xlink:type="simple" xlink:href="http://mostest.su/uslugi-po-sertifikacii-oformlenie-sertifikatov-otkaznyx-pisem-i-dr/sertifikaciya-programmnogo-obespecheniya"><text:span text:style-name="T88_56">-</text:span></text:a></text:span><text:span text:style-name="T88_57"><text:a xlink:type="simple" xlink:href="http://mostest.su/uslugi-po-sertifikacii-oformlenie-sertifikatov-otkaznyx-pisem-i-dr/sertifikaciya-programmnogo-obespecheniya"><text:span text:style-name="T88_58">obespecheniya</text:span></text:a>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fo:color="#1f3c6b" style:font-name="Times New Roman" fo:font-size="12pt" style:font-name-asian="Times New Roman" style:font-size-asian="12pt" style:font-name-complex="Times New Roman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ffffff" fo:color="#1f3c6b" style:font-name="Times New Roman" fo:font-size="12pt" style:font-name-asian="Times New Roman" style:font-size-asian="12pt" style:font-name-complex="Times New Roman" style:font-size-complex="12pt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